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131" style:family="table-column">
      <style:table-column-properties fo:break-before="auto" style:column-width="1.8854in"/>
    </style:style>
    <style:style style:name="co132" style:family="table-column">
      <style:table-column-properties fo:break-before="auto" style:column-width="2.8335in"/>
    </style:style>
    <style:style style:name="co133" style:family="table-column">
      <style:table-column-properties fo:break-before="auto" style:column-width="2.9374in"/>
    </style:style>
    <style:style style:name="co134" style:family="table-column">
      <style:table-column-properties fo:break-before="auto" style:column-width="1.6563in"/>
    </style:style>
    <style:style style:name="co135" style:family="table-column">
      <style:table-column-properties fo:break-before="auto" style:column-width="1.8228in"/>
    </style:style>
    <style:style style:name="co136" style:family="table-column">
      <style:table-column-properties fo:break-before="auto" style:column-width="2.2602in"/>
    </style:style>
    <style:style style:name="co137" style:family="table-column">
      <style:table-column-properties fo:break-before="auto" style:column-width="0.9346in"/>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398in" fo:break-before="auto" style:use-optimal-row-height="tru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64" style:family="table-row">
      <style:table-row-properties style:row-height="0.8028in" fo:break-before="auto" style:use-optimal-row-height="fals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0055in" fo:break-before="auto" style:use-optimal-row-height="true"/>
    </style:style>
    <style:style style:name="ro69" style:family="table-row">
      <style:table-row-properties style:row-height="2.5909in" fo:break-before="auto" style:use-optimal-row-height="false"/>
    </style:style>
    <style:style style:name="ro70" style:family="table-row">
      <style:table-row-properties style:row-height="3.1925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6327in" fo:break-before="auto" style:use-optimal-row-height="true"/>
    </style:style>
    <style:style style:name="ro74" style:family="table-row">
      <style:table-row-properties style:row-height="2.0728in" fo:break-before="auto" style:use-optimal-row-height="true"/>
    </style:style>
    <style:style style:name="ro75"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0.7665in" fo:break-before="auto" style:use-optimal-row-height="true"/>
    </style:style>
    <style:style style:name="ro82" style:family="table-row">
      <style:table-row-properties style:row-height="1.3634in" fo:break-before="auto" style:use-optimal-row-height="false"/>
    </style:style>
    <style:style style:name="ro83" style:family="table-row">
      <style:table-row-properties style:row-height="0.8362in" fo:break-before="auto" style:use-optimal-row-height="false"/>
    </style:style>
    <style:style style:name="ro84" style:family="table-row">
      <style:table-row-properties style:row-height="1in" fo:break-before="auto" style:use-optimal-row-height="false"/>
    </style:style>
    <style:style style:name="ro85" style:family="table-row">
      <style:table-row-properties style:row-height="1.0354in" fo:break-before="auto" style:use-optimal-row-height="fals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90" style:family="table-row">
      <style:table-row-properties style:row-height="0.5799in" fo:break-before="auto" style:use-optimal-row-height="true"/>
    </style:style>
    <style:style style:name="ro91" style:family="table-row">
      <style:table-row-properties style:row-height="1.8854in" fo:break-before="auto" style:use-optimal-row-height="false"/>
    </style:style>
    <style:style style:name="ro92" style:family="table-row">
      <style:table-row-properties style:row-height="2.0228in" fo:break-before="auto" style:use-optimal-row-height="false"/>
    </style:style>
    <style:style style:name="ro93" style:family="table-row">
      <style:table-row-properties style:row-height="1.6689in" fo:break-before="auto" style:use-optimal-row-height="false"/>
    </style:style>
    <style:style style:name="ro94" style:family="table-row">
      <style:table-row-properties style:row-height="2.2591in" fo:break-before="auto" style:use-optimal-row-height="true"/>
    </style:style>
    <style:style style:name="ro95" style:family="table-row">
      <style:table-row-properties style:row-height="0.3937in" fo:break-before="auto" style:use-optimal-row-height="true"/>
    </style:style>
    <style:style style:name="ro96" style:family="table-row">
      <style:table-row-properties style:row-height="2.4457in" fo:break-before="auto" style:use-optimal-row-height="true"/>
    </style:style>
    <style:style style:name="ro97" style:family="table-row">
      <style:table-row-properties style:row-height="1.4209in" fo:break-before="auto" style:use-optimal-row-height="false"/>
    </style:style>
    <style:style style:name="ro98" style:family="table-row">
      <style:table-row-properties style:row-height="1.0791in" fo:break-before="auto" style:use-optimal-row-height="false"/>
    </style:style>
    <style:style style:name="ro99" style:family="table-row">
      <style:table-row-properties style:row-height="2.1346in" fo:break-before="auto" style:use-optimal-row-height="true"/>
    </style:style>
    <style:style style:name="ro100" style:family="table-row">
      <style:table-row-properties style:row-height="1.0917in" fo:break-before="auto" style:use-optimal-row-height="false"/>
    </style:style>
    <style:style style:name="ro101" style:family="table-row">
      <style:table-row-properties style:row-height="1.5236in" fo:break-before="auto" style:use-optimal-row-height="false"/>
    </style:style>
    <style:style style:name="ro102" style:family="table-row">
      <style:table-row-properties style:row-height="1.8957in" fo:break-before="auto" style:use-optimal-row-height="false"/>
    </style:style>
    <style:style style:name="ro103" style:family="table-row">
      <style:table-row-properties style:row-height="0.1957in" fo:break-before="auto" style:use-optimal-row-height="false"/>
    </style:style>
    <style:style style:name="ro104" style:family="table-row">
      <style:table-row-properties style:row-height="0.9327in" fo:break-before="auto" style:use-optimal-row-height="false"/>
    </style:style>
    <style:style style:name="ro105" style:family="table-row">
      <style:table-row-properties style:row-height="1.4in" fo:break-before="auto" style:use-optimal-row-height="false"/>
    </style:style>
    <style:style style:name="ro106" style:family="table-row">
      <style:table-row-properties style:row-height="1.5417in" fo:break-before="auto" style:use-optimal-row-height="false"/>
    </style:style>
    <style:style style:name="ro107" style:family="table-row">
      <style:table-row-properties style:row-height="1.6083in" fo:break-before="auto" style:use-optimal-row-height="false"/>
    </style:style>
    <style:style style:name="ro108" style:family="table-row">
      <style:table-row-properties style:row-height="1.3354in" fo:break-before="auto" style:use-optimal-row-height="false"/>
    </style:style>
    <style:style style:name="ro120" style:family="table-row">
      <style:table-row-properties style:row-height="1.2083in" fo:break-before="auto" style:use-optimal-row-height="false"/>
    </style:style>
    <style:style style:name="ro121" style:family="table-row">
      <style:table-row-properties style:row-height="2.8083in" fo:break-before="auto" style:use-optimal-row-height="false"/>
    </style:style>
    <style:style style:name="ro122" style:family="table-row">
      <style:table-row-properties style:row-height="2.6425in" fo:break-before="auto" style:use-optimal-row-height="false"/>
    </style:style>
    <style:style style:name="ro123" style:family="table-row">
      <style:table-row-properties style:row-height="2.4457in" fo:break-before="auto" style:use-optimal-row-height="false"/>
    </style:style>
    <style:style style:name="ro124" style:family="table-row">
      <style:table-row-properties style:row-height="3.0161in" fo:break-before="auto" style:use-optimal-row-height="false"/>
    </style:style>
    <style:style style:name="ro125" style:family="table-row">
      <style:table-row-properties style:row-height="3.3783in" fo:break-before="auto" style:use-optimal-row-height="true"/>
    </style:style>
    <style:style style:name="ro126" style:family="table-row">
      <style:table-row-properties style:row-height="2.2902in" fo:break-before="auto" style:use-optimal-row-height="false"/>
    </style:style>
    <style:style style:name="ro127" style:family="table-row">
      <style:table-row-properties style:row-height="3.7516in" fo:break-before="auto" style:use-optimal-row-height="true"/>
    </style:style>
    <style:style style:name="ro128" style:family="table-row">
      <style:table-row-properties style:row-height="3.7311in" fo:break-before="auto" style:use-optimal-row-height="false"/>
    </style:style>
    <style:style style:name="ro129" style:family="table-row">
      <style:table-row-properties style:row-height="4.1252in" fo:break-before="auto" style:use-optimal-row-height="true"/>
    </style:style>
    <style:style style:name="ro130" style:family="table-row">
      <style:table-row-properties style:row-height="2.3217in" fo:break-before="auto" style:use-optimal-row-height="false"/>
    </style:style>
    <style:style style:name="ro131" style:family="table-row">
      <style:table-row-properties style:row-height="1.0835in" fo:break-before="auto" style:use-optimal-row-height="false"/>
    </style:style>
    <style:style style:name="ro132" style:family="table-row">
      <style:table-row-properties style:row-height="1.3583in" fo:break-before="auto" style:use-optimal-row-height="false"/>
    </style:style>
    <style:style style:name="ro133" style:family="table-row">
      <style:table-row-properties style:row-height="1.2665in" fo:break-before="auto" style:use-optimal-row-height="false"/>
    </style:style>
    <style:style style:name="ro134" style:family="table-row">
      <style:table-row-properties style:row-height="1.252in" fo:break-before="auto" style:use-optimal-row-height="false"/>
    </style:style>
    <style:style style:name="ro135" style:family="table-row">
      <style:table-row-properties style:row-height="0.1583in" fo:break-before="auto" style:use-optimal-row-height="false"/>
    </style:style>
    <style:style style:name="ro136" style:family="table-row">
      <style:table-row-properties style:row-height="0.7661in" fo:break-before="auto" style:use-optimal-row-height="true"/>
    </style:style>
    <style:style style:name="ro137" style:family="table-row">
      <style:table-row-properties style:row-height="1.002in" fo:break-before="auto" style:use-optimal-row-height="false"/>
    </style:style>
    <style:style style:name="ro138" style:family="table-row">
      <style:table-row-properties style:row-height="2.5252in" fo:break-before="auto" style:use-optimal-row-height="false"/>
    </style:style>
    <style:style style:name="ro139" style:family="table-row">
      <style:table-row-properties style:row-height="2.2335in" fo:break-before="auto" style:use-optimal-row-height="false"/>
    </style:style>
    <style:style style:name="ro140" style:family="table-row">
      <style:table-row-properties style:row-height="2.2835in" fo:break-before="auto" style:use-optimal-row-height="false"/>
    </style:style>
    <style:style style:name="ro141"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3" style:family="table-row">
      <style:table-row-properties style:row-height="1.3in" fo:break-before="auto" style:use-optimal-row-height="false"/>
    </style:style>
    <style:style style:name="ro144" style:family="table-row">
      <style:table-row-properties style:row-height="1.6165in" fo:break-before="auto" style:use-optimal-row-height="false"/>
    </style:style>
    <style:style style:name="ro145" style:family="table-row">
      <style:table-row-properties style:row-height="1.5272in" fo:break-before="auto" style:use-optimal-row-height="false"/>
    </style:style>
    <style:style style:name="ro146" style:family="table-row">
      <style:table-row-properties style:row-height="1.3417in" fo:break-before="auto" style:use-optimal-row-height="false"/>
    </style:style>
    <style:style style:name="ro147" style:family="table-row">
      <style:table-row-properties style:row-height="2.75in" fo:break-before="auto" style:use-optimal-row-height="false"/>
    </style:style>
    <style:style style:name="ro148" style:family="table-row">
      <style:table-row-properties style:row-height="1.5209in" fo:break-before="auto" style:use-optimal-row-height="false"/>
    </style:style>
    <style:style style:name="ro149" style:family="table-row">
      <style:table-row-properties style:row-height="1.7083in" fo:break-before="auto" style:use-optimal-row-height="false"/>
    </style:style>
    <style:style style:name="ro150" style:family="table-row">
      <style:table-row-properties style:row-height="1.3854in" fo:break-before="auto" style:use-optimal-row-height="false"/>
    </style:style>
    <style:style style:name="ro151" style:family="table-row">
      <style:table-row-properties style:row-height="0.5102in" fo:break-before="auto" style:use-optimal-row-height="false"/>
    </style:style>
    <style:style style:name="ro152" style:family="table-row">
      <style:table-row-properties style:row-height="1.0209in" fo:break-before="auto" style:use-optimal-row-height="false"/>
    </style:style>
    <style:style style:name="ro153" style:family="table-row">
      <style:table-row-properties style:row-height="0.8854in" fo:break-before="auto" style:use-optimal-row-height="false"/>
    </style:style>
    <style:style style:name="ro154" style:family="table-row">
      <style:table-row-properties style:row-height="0.906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8"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fo:background-color="#ccccff"/>
    </style:style>
    <style:style style:name="ce59" style:family="table-cell" style:parent-style-name="Default">
      <style:table-cell-properties fo:background-color="#cccccc"/>
    </style:style>
    <style:style style:name="ce60" style:family="table-cell" style:parent-style-name="Default">
      <style:table-cell-properties fo:background-color="#ffcc99"/>
    </style:style>
    <style:style style:name="ce6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6"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7" style:family="table-cell" style:parent-style-name="Default" style:data-style-name="N0">
      <style:table-cell-properties style:text-align-source="fix" style:repeat-content="false" style:vertical-align="automatic"/>
      <style:paragraph-properties fo:text-align="start" fo:margin-left="0in"/>
    </style:style>
    <style:style style:name="ce68"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7" style:family="table-cell" style:parent-style-name="Excel_20_Built-in_20_Normal">
      <style:table-cell-properties fo:background-color="#ff0000"/>
      <style:text-properties fo:color="#000000"/>
    </style:style>
    <style:style style:name="ce78" style:family="table-cell" style:parent-style-name="Excel_20_Built-in_20_Normal">
      <style:table-cell-properties fo:background-color="#ff0000"/>
    </style:style>
    <style:style style:name="ce79" style:family="table-cell" style:parent-style-name="Excel_20_Built-in_20_Normal">
      <style:table-cell-properties fo:background-color="transparent"/>
    </style:style>
    <style:style style:name="ce80" style:family="table-cell" style:parent-style-name="Excel_20_Built-in_20_Normal">
      <style:table-cell-properties fo:background-color="#cccccc"/>
    </style:style>
    <style:style style:name="ce81" style:family="table-cell" style:parent-style-name="Excel_20_Built-in_20_Normal">
      <style:table-cell-properties style:text-align-source="fix" style:repeat-content="false"/>
      <style:paragraph-properties fo:text-align="justify" fo:margin-left="0in"/>
    </style:style>
    <style:style style:name="ce82" style:family="table-cell" style:parent-style-name="Default">
      <style:table-cell-properties fo:background-color="#cccccc"/>
      <style:text-properties style:font-name="Calibri5"/>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ff0000"/>
      <style:text-properties fo:color="#000000"/>
    </style:style>
    <style:style style:name="ce85" style:family="table-cell" style:parent-style-name="Default" style:data-style-name="N0">
      <style:table-cell-properties fo:background-color="#ff0000"/>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text-align-source="fix" style:repeat-content="false"/>
      <style:paragraph-properties fo:text-align="justify" fo:margin-left="0in"/>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3" style:family="table-cell" style:parent-style-name="Default">
      <style:table-cell-properties fo:background-color="#ff0000"/>
    </style:style>
    <style:style style:name="ce9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5"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2"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4"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9" style:family="table-cell" style:parent-style-name="Default" style:data-style-name="N0">
      <style:table-cell-properties fo:background-color="#ffff66"/>
    </style:style>
    <style:style style:name="ce96"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7"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table-cell-properties style:text-align-source="fix" style:repeat-content="false"/>
      <style:paragraph-properties fo:text-align="justify" fo:margin-left="0in"/>
    </style:style>
    <style:style style:name="ce110"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1"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1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1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1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1" style:family="table-cell" style:parent-style-name="Default">
      <style:text-properties style:font-name="Calibri5"/>
    </style:style>
    <style:style style:name="ce122" style:family="table-cell" style:parent-style-name="Default">
      <style:table-cell-properties style:text-align-source="fix" style:repeat-content="false"/>
      <style:paragraph-properties fo:text-align="justify" fo:margin-left="0in"/>
      <style:text-properties style:font-name="Calibri5"/>
    </style:style>
    <style:style style:name="ce123"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5"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6"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2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Default">
      <style:text-properties style:font-name="Calibri5" fo:font-size="10.5pt" style:font-size-asian="10.5pt" style:font-size-complex="10.5pt"/>
    </style:style>
    <style:style style:name="ce129"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0" style:family="table-cell" style:parent-style-name="Excel_20_Built-in_20_Normal">
      <style:table-cell-properties fo:background-color="#ff0000" style:text-align-source="fix" style:repeat-content="false"/>
      <style:paragraph-properties fo:text-align="justify" fo:margin-left="0in"/>
    </style:style>
    <style:style style:name="ce131"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2"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3"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4"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bfbfbf" style:text-align-source="fix" style:repeat-content="false" style:vertical-align="automatic"/>
      <style:paragraph-properties fo:text-align="justify"/>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37" style:family="table-cell" style:parent-style-name="Default" style:data-style-name="N0">
      <style:table-cell-properties fo:background-color="#ff0000" style:text-align-source="fix" style:repeat-content="false"/>
      <style:paragraph-properties fo:text-align="justify"/>
    </style:style>
    <style:style style:name="ce1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9"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0"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4" style:family="table-cell" style:parent-style-name="Excel_20_Built-in_20_Normal">
      <style:table-cell-properties fo:background-color="#ccffff" style:text-align-source="fix" style:repeat-content="false"/>
      <style:paragraph-properties fo:text-align="justify" fo:margin-left="0in"/>
    </style:style>
    <style:style style:name="ce145" style:family="table-cell" style:parent-style-name="Excel_20_Built-in_20_Normal">
      <style:table-cell-properties style:text-align-source="fix" style:repeat-content="false" fo:background-color="transparent"/>
      <style:paragraph-properties fo:text-align="justify" fo:margin-left="0in"/>
    </style:style>
    <style:style style:name="ce14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47" style:family="table-cell" style:parent-style-name="Default" style:data-style-name="N0">
      <style:table-cell-properties fo:background-color="#ff0000" style:vertical-align="automatic"/>
      <style:text-properties style:font-name="Calibri" style:font-name-asian="Calibri" style:font-name-complex="Calibri"/>
    </style:style>
    <style:style style:name="ce14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49"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1" style:family="table-cell" style:parent-style-name="Default" style:data-style-name="N0">
      <style:table-cell-properties fo:background-color="#ccffff"/>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0">
      <style:table-cell-properties fo:background-color="transparent"/>
      <style:text-properties style:font-name="Calibri5" style:font-name-asian="Arial2" style:font-name-complex="Arial2"/>
    </style:style>
    <style:style style:name="ce156" style:family="table-cell" style:parent-style-name="Default" style:data-style-name="N0">
      <style:table-cell-properties fo:background-color="#ff0000"/>
      <style:text-properties style:font-name="Calibri5" style:font-name-asian="Arial2" style:font-name-complex="Arial2"/>
    </style:style>
    <style:style style:name="ce157" style:family="table-cell" style:parent-style-name="Default" style:data-style-name="N0">
      <style:table-cell-properties fo:background-color="#ff0000"/>
      <style:text-properties style:font-name="Arial2" style:font-name-asian="Arial2" style:font-name-complex="Arial2"/>
    </style:style>
    <style:style style:name="ce158" style:family="table-cell" style:parent-style-name="Default" style:data-style-name="N0">
      <style:table-cell-properties fo:background-color="#ff0000"/>
      <style:text-properties style:use-window-font-color="true" style:font-name="Arial2" style:font-name-asian="Arial2" style:font-name-complex="Arial2"/>
    </style:style>
    <style:style style:name="ce159" style:family="table-cell" style:parent-style-name="Excel_20_Built-in_20_Normal">
      <style:table-cell-properties style:text-align-source="fix" style:repeat-content="false"/>
      <style:paragraph-properties fo:text-align="justify" fo:margin-left="0in"/>
      <style:text-properties style:font-name="Calibri5"/>
    </style:style>
    <style:style style:name="ce160" style:family="table-cell" style:parent-style-name="Default" style:data-style-name="N0">
      <style:text-properties style:font-name="Arial2" style:font-name-asian="Arial2" style:font-name-complex="Arial2"/>
    </style:style>
    <style:style style:name="ce161" style:family="table-cell" style:parent-style-name="Default" style:data-style-name="N0">
      <style:text-properties style:font-name="Calibri5" style:font-name-asian="Arial2" style:font-name-complex="Arial2"/>
    </style:style>
    <style:style style:name="ce162"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3"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4" style:family="table-cell" style:parent-style-name="Default">
      <style:table-cell-properties fo:background-color="#ff0000"/>
      <style:text-properties style:font-name="Calibri5"/>
    </style:style>
    <style:style style:name="ce165"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6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7" style:family="table-cell" style:parent-style-name="Default" style:data-style-name="N0">
      <style:table-cell-properties fo:background-color="#cccccc" style:vertical-align="automatic"/>
      <style:text-properties style:font-name="Calibri" style:font-name-asian="Calibri" style:font-name-complex="Calibri"/>
    </style:style>
    <style:style style:name="ce168" style:family="table-cell" style:parent-style-name="Default" style:data-style-name="N0">
      <style:table-cell-properties fo:background-color="#ffff66" style:vertical-align="automatic"/>
      <style:text-properties style:font-name="Calibri" style:font-name-asian="Calibri" style:font-name-complex="Calibri"/>
    </style:style>
    <style:style style:name="ce169" style:family="table-cell" style:parent-style-name="Default">
      <style:table-cell-properties style:text-align-source="fix" style:repeat-content="false"/>
      <style:paragraph-properties fo:text-align="justify" fo:margin-left="0in"/>
    </style:style>
    <style:style style:name="ce170" style:family="table-cell" style:parent-style-name="Default" style:data-style-name="N0">
      <style:table-cell-properties fo:background-color="transparent"/>
      <style:text-properties style:font-name="Arial2" style:font-name-asian="Arial2" style:font-name-complex="Arial2"/>
    </style:style>
    <style:style style:name="ce17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72" style:family="table-cell" style:parent-style-name="Default" style:data-style-name="N0">
      <style:table-cell-properties fo:background-color="#cccccc"/>
      <style:text-properties style:font-name="Arial2" style:font-name-asian="Arial2" style:font-name-complex="Arial2"/>
    </style:style>
    <style:style style:name="ce173" style:family="table-cell" style:parent-style-name="Default" style:data-style-name="N0">
      <style:table-cell-properties fo:background-color="#ffff66"/>
      <style:text-properties style:font-name="Arial2" style:font-name-asian="Arial2" style:font-name-complex="Arial2"/>
    </style:style>
    <style:style style:name="ce17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8"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85"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86"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87"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68">
            <text:p>668</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6">
            <text:p>546</text:p>
          </table:table-cell>
          <table:table-cell table:formula="of:=SUM([.V16:.V30])" office:value-type="float" office:value="108">
            <text:p>108</text:p>
          </table:table-cell>
          <table:table-cell table:formula="of:=SUM([.W16:.W30])" office:value-type="float" office:value="546">
            <text:p>546</text:p>
          </table:table-cell>
          <table:table-cell table:formula="of:=SUM([.X16:.X30])" office:value-type="float" office:value="108">
            <text:p>108</text:p>
          </table:table-cell>
          <table:table-cell table:formula="of:=SUM([.Y16:.Y30])" office:value-type="float" office:value="546">
            <text:p>546</text:p>
          </table:table-cell>
          <table:table-cell table:formula="of:=SUM([.Z16:.Z30])" office:value-type="float" office:value="108">
            <text:p>108</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49">
            <text:p>649</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8"/>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3"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5">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table:style-name="ce44"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63 </text:p>
          </table:table-cell>
          <table:table-cell table:style-name="ce36"/>
          <table:table-cell table:style-name="ce36"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1"/>
          <table:table-cell table:style-name="ce58" table:number-columns-repeated="3"/>
        </table:table-row>
        <table:table-row table:style-name="ro6">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4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7">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47"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9">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9</text:p>
          </table:table-cell>
          <table:table-cell table:style-name="ce40" office:value-type="string">
            <text:p>L1</text:p>
          </table:table-cell>
          <table:table-cell table:style-name="ce40" office:value-type="string">
            <text:p>Remember User</text:p>
          </table:table-cell>
          <table:table-cell table:style-name="ce40"/>
          <table:table-cell table:style-name="ce48"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1"/>
          <table:table-cell table:style-name="ce60" table:number-columns-repeated="3"/>
        </table:table-row>
        <table:table-row table:style-name="ro13">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49"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49"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6">
          <table:table-cell table:style-name="ce38" office:value-type="string">
            <text:p>CL017_BackToLogin</text:p>
          </table:table-cell>
          <table:table-cell table:style-name="ce38" office:value-type="string">
            <text:p>L1</text:p>
          </table:table-cell>
          <table:table-cell table:style-name="ce38" office:value-type="string">
            <text:p>“Back to login” Link on forgot password window</text:p>
          </table:table-cell>
          <table:table-cell table:style-name="ce41"/>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1"/>
          <table:table-cell table:style-name="ce38"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7">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8">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3">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4">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3">
          <table:table-cell table:style-name="ce61" office:value-type="string">
            <text:p>HP004_MIndAllianceWebSite</text:p>
          </table:table-cell>
          <table:table-cell table:style-name="ce61" office:value-type="string">
            <text:p>L1</text:p>
          </table:table-cell>
          <table:table-cell table:style-name="ce61" office:value-type="string">
            <text:p>Navigating to Mind-Alliance website</text:p>
          </table:table-cell>
          <table:table-cell table:style-name="ce61"/>
          <table:table-cell table:style-name="ce61" office:value-type="string">
            <text:p>1. Login to channels with valid credentials</text:p>
            <text:p>2. Click on "by Mind-Alliance Systems" link</text:p>
          </table:table-cell>
          <table:table-cell table:style-name="ce61"/>
          <table:table-cell table:style-name="ce61" office:value-type="string">
            <text:p>1. Verify that Mind-Alliance website opens</text:p>
          </table:table-cell>
          <table:table-cell table:style-name="ce61"/>
          <table:table-cell table:style-name="ce61" office:value-type="string">
            <text:p>FAIL</text:p>
          </table:table-cell>
          <table:table-cell table:style-name="ce61" office:value-type="string">
            <text:p>NO</text:p>
          </table:table-cell>
          <table:table-cell table:style-name="ce61"/>
          <table:table-cell table:style-name="ce61" office:value-type="string">
            <text:p>Invalid. Functionality Removed from Channels</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NO</text:p>
          </table:table-cell>
          <table:table-cell table:style-name="ce61" table:number-columns-repeated="1002"/>
          <table:table-cell table:style-name="ce84" table:number-columns-repeated="2"/>
        </table:table-row>
        <table:table-row table:style-name="ro24">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5">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26">
          <table:table-cell table:style-name="ce62"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5" table:number-columns-repeated="2"/>
        </table:table-row>
        <table:table-row table:style-name="ro28">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30">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31">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2">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2">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3">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4">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8">
          <table:table-cell table:style-name="ce63" office:value-type="string">
            <text:p>HP018_CancelFeedback</text:p>
          </table:table-cell>
          <table:table-cell table:style-name="ce66" office:value-type="string">
            <text:p>L1</text:p>
          </table:table-cell>
          <table:table-cell table:style-name="ce63" office:value-type="string">
            <text:p>Send Feedback – Cancel Operation</text:p>
          </table:table-cell>
          <table:table-cell table:style-name="ce69"/>
          <table:table-cell table:style-name="ce63" office:value-type="string">
            <text:p>1. Login to channels with valid credentials</text:p>
            <text:p>2. Click on 'Send Feedback' Button</text:p>
            <text:p>3. Click on 'Cancel' Button</text:p>
          </table:table-cell>
          <table:table-cell table:style-name="ce69"/>
          <table:table-cell table:style-name="ce63" office:value-type="string">
            <text:p>1. Verify that Send Feedback window gets displayed</text:p>
            <text:p>2. Verify that Send Feedback window gets disappeared</text:p>
          </table:table-cell>
          <table:table-cell table:style-name="ce69"/>
          <table:table-cell table:style-name="ce63" office:value-type="string">
            <text:p>PASS</text:p>
          </table:table-cell>
          <table:table-cell table:style-name="ce75" office:value-type="string">
            <text:p>YES</text:p>
          </table:table-cell>
          <table:table-cell table:style-name="ce69"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35">
          <table:table-cell office:value-type="string">
            <text:p>HP019_MessageTab</text:p>
          </table:table-cell>
          <table:table-cell table:style-name="ce67" office:value-type="string">
            <text:p>L0</text:p>
          </table:table-cell>
          <table:table-cell table:style-name="ce38"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0">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1">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2">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3">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3">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4">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5">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9">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64"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48">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8"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3">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1">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6">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7">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2">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4">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59">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60">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9" office:value-type="string">
            <text:p>HP056</text:p>
          </table:table-cell>
          <table:table-cell table:style-name="ce39" office:value-type="string">
            <text:p>L2</text:p>
          </table:table-cell>
          <table:table-cell table:style-name="ce68"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2"/>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63">
          <table:table-cell table:style-name="ce65" office:value-type="string">
            <text:p>HP057</text:p>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87"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3"/>
        <table:table-column table:style-name="co37" table:default-cell-style-name="ce63"/>
        <table:table-column table:style-name="co38" table:default-cell-style-name="ce63"/>
        <table:table-column table:style-name="co39" table:default-cell-style-name="ce92"/>
        <table:table-column table:style-name="co40" table:default-cell-style-name="ce92"/>
        <table:table-column table:style-name="co41" table:default-cell-style-name="ce92"/>
        <table:table-column table:style-name="co42" table:default-cell-style-name="ce63"/>
        <table:table-column table:style-name="co27" table:default-cell-style-name="ce63"/>
        <table:table-column table:style-name="co29" table:default-cell-style-name="ce63"/>
        <table:table-column table:style-name="co27" table:number-columns-repeated="3" table:default-cell-style-name="ce63"/>
        <table:table-column table:style-name="co1" table:visibility="collapse" table:number-columns-repeated="5" table:default-cell-style-name="ce63"/>
        <table:table-column table:style-name="co35" table:default-cell-style-name="ce63"/>
        <table:table-column table:style-name="co36" table:default-cell-style-name="ce63"/>
        <table:table-column table:style-name="co24" table:default-cell-style-name="ce63"/>
        <table:table-column table:style-name="co1" table:number-columns-repeated="1002" table:default-cell-style-name="ce63"/>
        <table:table-column table:style-name="co1" table:default-cell-style-name="ce24"/>
        <table:table-column table:style-name="co23" table:default-cell-style-name="ce24"/>
        <table:table-row table:style-name="ro64">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0">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8" office:value-type="string">
            <text:p>CA002_Logout</text:p>
          </table:table-cell>
          <table:table-cell table:style-name="ce38"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5">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1"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5">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89"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5">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5">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5">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38"/>
          <table:table-cell table:style-name="ce91" office:value-type="string">
            <text:p>1. Verify that plan should not be created</text:p>
            <text:p>2. Valid error message should be display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0">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89"/>
          <table:table-cell table:style-name="ce89"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93"/>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7">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1">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box ahead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4">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74">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4">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4">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0">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
          <table:table-cell table:number-columns-repeated="3"/>
          <table:table-cell table:style-name="ce69" table:number-columns-repeated="2"/>
          <table:table-cell/>
          <table:table-cell table:style-name="ce92"/>
          <table:table-cell table:number-columns-repeated="1017"/>
        </table:table-row>
        <table:table-row table:style-name="ro2" table:number-rows-repeated="33">
          <table:table-cell table:number-columns-repeated="3"/>
          <table:table-cell table:style-name="ce69"/>
          <table:table-cell table:number-columns-repeated="2"/>
          <table:table-cell table:style-name="ce92"/>
          <table:table-cell table:number-columns-repeated="1017"/>
        </table:table-row>
        <table:table-row table:style-name="ro2">
          <table:table-cell table:number-columns-repeated="3"/>
          <table:table-cell table:style-name="ce69"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4">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76">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7">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4"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8">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4"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34"/>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9">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66">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0">
          <table:table-cell table:style-name="ce46" office:value-type="string">
            <text:p>DC007_ShowHideNonOperational</text:p>
          </table:table-cell>
          <table:table-cell table:style-name="ce46" office:value-type="string">
            <text:p>L0</text:p>
          </table:table-cell>
          <table:table-cell table:style-name="ce46" office:value-type="string">
            <text:p>Show / Hide non operational task and flow</text:p>
          </table:table-cell>
          <table:table-cell table:style-name="ce46"/>
          <table:table-cell table:style-name="ce94" office:value-type="string">
            <text:p>1. Login to channels with valid credientials</text:p>
            <text:p>2. Click on Information Sharing Model Link</text:p>
            <text:p>3. Click on Hide non-operational icon</text:p>
            <text:p>4. Click on Show non-operational icon</text:p>
            <text:p/>
          </table:table-cell>
          <table:table-cell table:style-name="ce46"/>
          <table:table-cell table:style-name="ce46" office:value-type="string">
            <text:p>1. Verify that non-operational task and flow can be hidden</text:p>
            <text:p>2. Verify that non-operational task and flow can be show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101"/>
        <table:table-column table:style-name="co54" table:default-cell-style-name="ce101"/>
        <table:table-column table:style-name="co55" table:default-cell-style-name="ce101"/>
        <table:table-column table:style-name="co56" table:default-cell-style-name="ce101"/>
        <table:table-column table:style-name="co57" table:default-cell-style-name="ce101"/>
        <table:table-column table:style-name="co58" table:default-cell-style-name="ce101"/>
        <table:table-column table:style-name="co59" table:default-cell-style-name="ce101"/>
        <table:table-column table:style-name="co60" table:default-cell-style-name="ce101"/>
        <table:table-column table:style-name="co61" table:default-cell-style-name="ce101"/>
        <table:table-column table:style-name="co62" table:default-cell-style-name="ce101"/>
        <table:table-column table:style-name="co63" table:default-cell-style-name="ce101"/>
        <table:table-column table:style-name="co64" table:default-cell-style-name="ce101"/>
        <table:table-column table:style-name="co65" table:visibility="collapse" table:number-columns-repeated="5" table:default-cell-style-name="ce101"/>
        <table:table-column table:style-name="co66" table:default-cell-style-name="ce101"/>
        <table:table-column table:style-name="co67" table:default-cell-style-name="ce101"/>
        <table:table-column table:style-name="co24" table:default-cell-style-name="ce101"/>
        <table:table-column table:style-name="co65" table:number-columns-repeated="1002" table:default-cell-style-name="ce101"/>
        <table:table-column table:style-name="co65" table:default-cell-style-name="ce24"/>
        <table:table-column table:style-name="co23" table:default-cell-style-name="ce24"/>
        <table:table-row table:style-name="ro8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07"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 table:number-columns-repeated="1002"/>
          <table:table-cell table:number-columns-repeated="2"/>
        </table:table-row>
        <table:table-row table:style-name="ro82">
          <table:table-cell table:style-name="ce96" office:value-type="string">
            <text:p>CCE001_DoUndoRedoAddSegment</text:p>
          </table:table-cell>
          <table:table-cell table:style-name="ce38" office:value-type="string">
            <text:p>L0</text:p>
          </table:table-cell>
          <table:table-cell table:style-name="ce96" office:value-type="string">
            <text:p>Do / Undo / Redo <text:s/>- <text:s/>Add Segment</text:p>
          </table:table-cell>
          <table:table-cell table:style-name="ce38"/>
          <table:table-cell table:style-name="ce10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6"/>
          <table:table-cell table:style-name="ce96"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2_DoUndoRedoRemoveSegment</text:p>
          </table:table-cell>
          <table:table-cell table:style-name="ce38" office:value-type="string">
            <text:p>L0</text:p>
          </table:table-cell>
          <table:table-cell table:style-name="ce96" office:value-type="string">
            <text:p>Do / Undo / Redo <text:s/>- <text:s/>Remove Segment</text:p>
          </table:table-cell>
          <table:table-cell table:style-name="ce38"/>
          <table:table-cell table:style-name="ce10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6"/>
          <table:table-cell table:style-name="ce96"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3_DoUndoRedoAddGoal</text:p>
          </table:table-cell>
          <table:table-cell table:style-name="ce38" office:value-type="string">
            <text:p>L0</text:p>
          </table:table-cell>
          <table:table-cell table:style-name="ce96" office:value-type="string">
            <text:p>Do / Undo / Redo <text:s/>- <text:s/>Add Goal</text:p>
          </table:table-cell>
          <table:table-cell table:style-name="ce38"/>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6"/>
          <table:table-cell table:style-name="ce96"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4_DoUndoRedoAddNewTask</text:p>
          </table:table-cell>
          <table:table-cell table:style-name="ce38" office:value-type="string">
            <text:p>L0</text:p>
          </table:table-cell>
          <table:table-cell table:style-name="ce96" office:value-type="string">
            <text:p>Do / Undo / Redo <text:s/>- <text:s/>Add New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5_DoUndoRedoCutTask</text:p>
          </table:table-cell>
          <table:table-cell table:style-name="ce38" office:value-type="string">
            <text:p>L0</text:p>
          </table:table-cell>
          <table:table-cell table:style-name="ce96" office:value-type="string">
            <text:p>Do / Undo / Redo <text:s/>- Cut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6"/>
          <table:table-cell table:style-name="ce96"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6" office:value-type="string">
            <text:p>CCE006_DoUndoRedoCutPasteTask</text:p>
          </table:table-cell>
          <table:table-cell table:style-name="ce38" office:value-type="string">
            <text:p>L0</text:p>
          </table:table-cell>
          <table:table-cell table:style-name="ce96" office:value-type="string">
            <text:p>Do/ Undo / Redo - Paste Task Using Cut</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6" office:value-type="string">
            <text:p>CCE007_DoUndoRedoCopyPasteTask</text:p>
          </table:table-cell>
          <table:table-cell table:style-name="ce38" office:value-type="string">
            <text:p>L0</text:p>
          </table:table-cell>
          <table:table-cell table:style-name="ce96" office:value-type="string">
            <text:p>Do/ Undo / Redo - Paste Task Using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96" office:value-type="string">
            <text:p>CCE008_DoUndoRedoDuplicateTask</text:p>
          </table:table-cell>
          <table:table-cell table:style-name="ce38" office:value-type="string">
            <text:p>L0</text:p>
          </table:table-cell>
          <table:table-cell table:style-name="ce96" office:value-type="string">
            <text:p>Do / Undo / Redo – Duplic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6"/>
          <table:table-cell table:style-name="ce96"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96" office:value-type="string">
            <text:p>CCE009_DoUndoRedoIntermediateTask</text:p>
          </table:table-cell>
          <table:table-cell table:style-name="ce38" office:value-type="string">
            <text:p>L0</text:p>
          </table:table-cell>
          <table:table-cell table:style-name="ce96" office:value-type="string">
            <text:p>DO / Undo / Redo – Intermedi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6"/>
          <table:table-cell table:style-name="ce96" office:value-type="string">
            <text:p/>
            <text:p>1. Verify that an intermediated added successfully</text:p>
            <text:p>2. Verify that 'Add Intermediate' operation gets undone</text:p>
            <text:p>3. Verify that 'Add Intermediate' operation gets redone</text:p>
          </table:table-cell>
          <table:table-cell table:style-name="ce96"/>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7" office:value-type="string">
            <text:p>CCE010_DoUndoRedoDisintermediateTask</text:p>
          </table:table-cell>
          <table:table-cell table:style-name="ce38" office:value-type="string">
            <text:p>L0</text:p>
          </table:table-cell>
          <table:table-cell table:style-name="ce96" office:value-type="string">
            <text:p>DO / Undo / Redo – Disintermediate Task</text:p>
          </table:table-cell>
          <table:table-cell table:style-name="ce38"/>
          <table:table-cell table:style-name="ce96" office:value-type="string">
            <text:p>1. Login to channels with valid credentials</text:p>
            <text:p>2. Click on the Information Sharing Model Link</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7">
          <table:table-cell table:style-name="ce96" office:value-type="string">
            <text:p>CCE011_DoUndoRedoMoveTask</text:p>
          </table:table-cell>
          <table:table-cell table:style-name="ce38" office:value-type="string">
            <text:p>L0</text:p>
          </table:table-cell>
          <table:table-cell table:style-name="ce96" office:value-type="string">
            <text:p>DO / Undo / Redo – Move Task</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6"/>
          <table:table-cell table:style-name="ce96"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96" office:value-type="string">
            <text:p>CCE012_DoUndoRedoConnectFlow</text:p>
          </table:table-cell>
          <table:table-cell table:style-name="ce38" office:value-type="string">
            <text:p>L0</text:p>
          </table:table-cell>
          <table:table-cell table:style-name="ce96" office:value-type="string">
            <text:p>DO/ Undo / Redo – Connect Flow</text:p>
          </table:table-cell>
          <table:table-cell table:style-name="ce38"/>
          <table:table-cell table:style-name="ce91" office:value-type="string">
            <text:p>1. Login to channels with valid credentials</text:p>
            <text:p>2. Click on the Information Sharing Model Link</text:p>
            <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98" office:value-type="string">
            <text:p>CCE013</text:p>
          </table:table-cell>
          <table:table-cell table:style-name="ce102"/>
          <table:table-cell table:style-name="ce98" office:value-type="string">
            <text:p>DO / Undo / Redo – Update Set</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4"/>
          <table:table-cell table:style-name="ce102" office:value-type="string">
            <text:p>NO</text:p>
          </table:table-cell>
          <table:table-cell table:style-name="ce102" table:number-columns-repeated="2"/>
          <table:table-cell table:style-name="ce108" table:number-columns-repeated="5"/>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1002"/>
          <table:table-cell table:style-name="ce109" table:number-columns-repeated="2"/>
        </table:table-row>
        <table:table-row table:style-name="ro11">
          <table:table-cell table:style-name="ce99" office:value-type="string">
            <text:p>CCE014_DoUndoRedoAddIssue</text:p>
          </table:table-cell>
          <table:table-cell table:style-name="ce38" office:value-type="string">
            <text:p>L0</text:p>
          </table:table-cell>
          <table:table-cell table:style-name="ce96" office:value-type="string">
            <text:p>DO/ Undo / Redo – Add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6"/>
          <table:table-cell table:style-name="ce96"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7">
          <table:table-cell table:style-name="ce96" office:value-type="string">
            <text:p>CCE015_DoUndoRedoRemoveIssue</text:p>
          </table:table-cell>
          <table:table-cell table:style-name="ce38" office:value-type="string">
            <text:p>L0</text:p>
          </table:table-cell>
          <table:table-cell table:style-name="ce96" office:value-type="string">
            <text:p>Do / Undo / Redo – Remove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6"/>
          <table:table-cell table:style-name="ce96"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7" office:value-type="string">
            <text:p>CCE016_DoUndoRedoAttachDocument</text:p>
          </table:table-cell>
          <table:table-cell table:style-name="ce38" office:value-type="string">
            <text:p>L0</text:p>
          </table:table-cell>
          <table:table-cell table:style-name="ce96" office:value-type="string">
            <text:p>Do / Undo / Redo – Attach Docu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6"/>
          <table:table-cell table:style-name="ce96"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17_DoCopyAttachment</text:p>
          </table:table-cell>
          <table:table-cell table:style-name="ce38" office:value-type="string">
            <text:p>L0</text:p>
          </table:table-cell>
          <table:table-cell table:style-name="ce96" office:value-type="string">
            <text:p>Do / Undo / Redo – Copy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6"/>
          <table:table-cell table:style-name="ce96"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3">
          <table:table-cell table:style-name="ce100" office:value-type="string">
            <text:p>CCE018_DoCutAttachment</text:p>
          </table:table-cell>
          <table:table-cell table:style-name="ce63" office:value-type="string">
            <text:p>L0</text:p>
          </table:table-cell>
          <table:table-cell table:style-name="ce100" office:value-type="string">
            <text:p>Do / Undo / Redo – Cut Attachment</text:p>
          </table:table-cell>
          <table:table-cell table:style-name="ce63"/>
          <table:table-cell table:style-name="ce105" office:value-type="string">
            <text:p>1. Login to channels with valid credentials</text:p>
            <text:p>2. Click on the Information Sharing Model Link</text:p>
            <text:p/>
          </table:table-cell>
          <table:table-cell table:style-name="ce100"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1">
          <table:table-cell table:style-name="ce96" office:value-type="string">
            <text:p>CCE019_DoUndoRedoPasteAttachment</text:p>
          </table:table-cell>
          <table:table-cell table:style-name="ce38" office:value-type="string">
            <text:p>L0</text:p>
          </table:table-cell>
          <table:table-cell table:style-name="ce96" office:value-type="string">
            <text:p>Do / Undo / Redo – Paste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6"/>
          <table:table-cell table:style-name="ce96"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96" office:value-type="string">
            <text:p>CCE020_DoCopyTask</text:p>
          </table:table-cell>
          <table:table-cell table:style-name="ce38" office:value-type="string">
            <text:p>L0</text:p>
          </table:table-cell>
          <table:table-cell table:style-name="ce96" office:value-type="string">
            <text:p>Do / Undo / Redo – Copy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6"/>
          <table:table-cell table:style-name="ce96"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5">
          <table:table-cell table:style-name="ce96" office:value-type="string">
            <text:p>CCE021_DoUndoRedoSetTaskFromCopy</text:p>
          </table:table-cell>
          <table:table-cell table:style-name="ce38" office:value-type="string">
            <text:p>L0</text:p>
          </table:table-cell>
          <table:table-cell table:style-name="ce96" office:value-type="string">
            <text:p>Do / Undo / Redo – Set Task From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6"/>
          <table:table-cell table:style-name="ce96"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2_DoUndoRedoAddInfoNeed</text:p>
          </table:table-cell>
          <table:table-cell table:style-name="ce38" office:value-type="string">
            <text:p>L0</text:p>
          </table:table-cell>
          <table:table-cell table:style-name="ce96" office:value-type="string">
            <text:p>Do / Undo / Redo – Add Info need</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6"/>
          <table:table-cell table:style-name="ce96"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3_DoUndoRedoAddInfoCapability</text:p>
          </table:table-cell>
          <table:table-cell table:style-name="ce38" office:value-type="string">
            <text:p>L0</text:p>
          </table:table-cell>
          <table:table-cell table:style-name="ce96" office:value-type="string">
            <text:p>Do / Undo / Redo – Add Info capability</text:p>
          </table:table-cell>
          <table:table-cell table:style-name="ce38"/>
          <table:table-cell table:style-name="ce91"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6"/>
          <table:table-cell table:style-name="ce96"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4_DoUndoRedoRemoveFlow</text:p>
          </table:table-cell>
          <table:table-cell table:style-name="ce38" office:value-type="string">
            <text:p>L0</text:p>
          </table:table-cell>
          <table:table-cell table:style-name="ce96" office:value-type="string">
            <text:p>Do / Undo / Redo – Add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6"/>
          <table:table-cell table:style-name="ce96"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5_DoUndoRedoDuplicateFlow</text:p>
          </table:table-cell>
          <table:table-cell table:style-name="ce38" office:value-type="string">
            <text:p>L0</text:p>
          </table:table-cell>
          <table:table-cell table:style-name="ce96" office:value-type="string">
            <text:p>Do / Undo / Redo – Duplicate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6"/>
          <table:table-cell table:style-name="ce96"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6_DoUndoRedoBreakUpFlow</text:p>
          </table:table-cell>
          <table:table-cell table:style-name="ce38" office:value-type="string">
            <text:p>L0</text:p>
          </table:table-cell>
          <table:table-cell table:style-name="ce96" office:value-type="string">
            <text:p>Do / Undo / Redo – Break up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6"/>
          <table:table-cell table:style-name="ce96"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96" office:value-type="string">
            <text:p>CCE027_DoCopyFlow</text:p>
          </table:table-cell>
          <table:table-cell table:style-name="ce38" office:value-type="string">
            <text:p>L0</text:p>
          </table:table-cell>
          <table:table-cell table:style-name="ce96" office:value-type="string">
            <text:p>Do / Undo / Redo – Copy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6"/>
          <table:table-cell table:style-name="ce96"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00" office:value-type="string">
            <text:p>CCE028_DoUndoRedoTransferJobs</text:p>
          </table:table-cell>
          <table:table-cell table:style-name="ce63" office:value-type="string">
            <text:p>L0</text:p>
          </table:table-cell>
          <table:table-cell table:style-name="ce100" office:value-type="string">
            <text:p>Do / Undo / Redo – Transfer Job</text:p>
          </table:table-cell>
          <table:table-cell table:style-name="ce63"/>
          <table:table-cell table:style-name="ce105" office:value-type="string">
            <text:p>1. Login to channels with valid credentials</text:p>
            <text:p>2. Click on the Information Sharing Model Link</text:p>
            <text:p/>
          </table:table-cell>
          <table:table-cell table:style-name="ce63" table:number-columns-repeated="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1">
          <table:table-cell table:style-name="ce100" office:value-type="string">
            <text:p>CCE029_DoUndoRedoAddRequirement</text:p>
          </table:table-cell>
          <table:table-cell table:style-name="ce63" office:value-type="string">
            <text:p>L0</text:p>
          </table:table-cell>
          <table:table-cell table:style-name="ce96" office:value-type="string">
            <text:p>Do / Undo / Redo – Add new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97" office:value-type="string">
            <text:p>CCE030_DoUndoRedoRemoveRequirement</text:p>
          </table:table-cell>
          <table:table-cell table:style-name="ce63" office:value-type="string">
            <text:p>L0</text:p>
          </table:table-cell>
          <table:table-cell table:style-name="ce96" office:value-type="string">
            <text:p>Do / Undo / Redo – Remov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1">
          <table:table-cell table:style-name="ce100" office:value-type="string">
            <text:p>CCE031_DoUndoUpdateRequirement</text:p>
          </table:table-cell>
          <table:table-cell table:style-name="ce63" office:value-type="string">
            <text:p>L0</text:p>
          </table:table-cell>
          <table:table-cell table:style-name="ce96" office:value-type="string">
            <text:p>Do / Undo / Redo – Updat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9">
          <table:table-cell table:style-name="ce98" office:value-type="string">
            <text:p>CCE031</text:p>
          </table:table-cell>
          <table:table-cell table:style-name="ce102"/>
          <table:table-cell table:style-name="ce98" office:value-type="string">
            <text:p>Do / Undo / Redo – Create Entity</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7"/>
          <table:table-cell table:style-name="ce108" table:number-columns-repeated="1010"/>
          <table:table-cell table:style-name="ce109" table:number-columns-repeated="2"/>
        </table:table-row>
        <table:table-row table:style-name="ro19">
          <table:table-cell table:style-name="ce98" office:value-type="string">
            <text:p>CCE032</text:p>
          </table:table-cell>
          <table:table-cell table:style-name="ce102"/>
          <table:table-cell table:style-name="ce98" office:value-type="string">
            <text:p>Do/ Undo / Redo – Update Add</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7"/>
          <table:table-cell table:style-name="ce108" table:number-columns-repeated="1010"/>
          <table:table-cell table:style-name="ce109" table:number-columns-repeated="2"/>
        </table:table-row>
        <table:table-row table:style-name="ro19">
          <table:table-cell table:style-name="ce98" office:value-type="string">
            <text:p>CCE033</text:p>
          </table:table-cell>
          <table:table-cell table:style-name="ce102"/>
          <table:table-cell table:style-name="ce98" office:value-type="string">
            <text:p>Do / Undo / Redo – Update Move</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7"/>
          <table:table-cell table:style-name="ce108" table:number-columns-repeated="1010"/>
          <table:table-cell table:style-name="ce109" table:number-columns-repeated="2"/>
        </table:table-row>
        <table:table-row table:style-name="ro19">
          <table:table-cell table:style-name="ce98" office:value-type="string">
            <text:p>CCE034</text:p>
          </table:table-cell>
          <table:table-cell table:style-name="ce102"/>
          <table:table-cell table:style-name="ce98" office:value-type="string">
            <text:p>Do / Undo / Redo – Update Remove</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7"/>
          <table:table-cell table:style-name="ce108" table:number-columns-repeated="1010"/>
          <table:table-cell table:style-name="ce109" table:number-columns-repeated="2"/>
        </table:table-row>
        <table:table-row table:style-name="ro2">
          <table:table-cell/>
          <table:table-cell table:style-name="ce1"/>
          <table:table-cell/>
          <table:table-cell table:style-name="ce1"/>
          <table:table-cell table:style-name="ce106"/>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10"/>
        <table:table-column table:style-name="co69" table:default-cell-style-name="ce110"/>
        <table:table-column table:style-name="co70" table:default-cell-style-name="ce110"/>
        <table:table-column table:style-name="co10" table:default-cell-style-name="ce110"/>
        <table:table-column table:style-name="co71" table:default-cell-style-name="ce112"/>
        <table:table-column table:style-name="co15" table:default-cell-style-name="ce110"/>
        <table:table-column table:style-name="co72" table:default-cell-style-name="ce112"/>
        <table:table-column table:style-name="co73" table:default-cell-style-name="ce110"/>
        <table:table-column table:style-name="co34" table:default-cell-style-name="ce110"/>
        <table:table-column table:style-name="co62" table:default-cell-style-name="ce110"/>
        <table:table-column table:style-name="co34" table:default-cell-style-name="ce110"/>
        <table:table-column table:style-name="co64" table:default-cell-style-name="ce110"/>
        <table:table-column table:style-name="co34" table:visibility="collapse" table:number-columns-repeated="5" table:default-cell-style-name="ce110"/>
        <table:table-column table:style-name="co74" table:default-cell-style-name="Excel_20_Built-in_20_Normal"/>
        <table:table-column table:style-name="co75" table:default-cell-style-name="ce110"/>
        <table:table-column table:style-name="co24" table:default-cell-style-name="ce110"/>
        <table:table-column table:style-name="co34" table:number-columns-repeated="1002" table:default-cell-style-name="ce110"/>
        <table:table-column table:style-name="co34" table:default-cell-style-name="ce24"/>
        <table:table-column table:style-name="co23"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3"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4">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5_InactiveUserFromMessageTab</text:p>
          </table:table-cell>
          <table:table-cell table:style-name="ce38" office:value-type="string">
            <text:p>L0</text:p>
          </table:table-cell>
          <table:table-cell table:style-name="ce38" office:value-type="string">
            <text:p>Send Message to</text:p>
            <text:p>inactive user from</text:p>
            <text:p>Presence 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8"/>
          <table:table-cell table:style-name="ce38" office:value-type="string">
            <text:p>1. Verify that message can be sent to inactiv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06_ActivitiesTab</text:p>
          </table:table-cell>
          <table:table-cell table:style-name="ce38" office:value-type="string">
            <text:p>L0</text:p>
          </table:table-cell>
          <table:table-cell table:style-name="ce38" office:value-type="string">
            <text:p>Activit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4" table:number-columns-repeated="1002"/>
          <table:table-cell table:style-name="ce19" table:number-columns-repeated="2"/>
        </table:table-row>
        <table:table-row table:style-name="ro10">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5" table:number-columns-repeated="1002"/>
          <table:table-cell table:style-name="ce85"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5" table:number-columns-repeated="1002"/>
          <table:table-cell table:style-name="ce85"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63">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0">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 table:number-rows-repeated="4">
          <table:table-cell table:style-name="ce1" table:number-columns-repeated="4"/>
          <table:table-cell table:style-name="ce111"/>
          <table:table-cell table:style-name="ce1"/>
          <table:table-cell table:style-name="ce111"/>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3"/>
        <table:table-column table:style-name="co69" table:default-cell-style-name="ce76"/>
        <table:table-column table:style-name="co76" table:default-cell-style-name="ce76"/>
        <table:table-column table:style-name="co10" table:default-cell-style-name="ce76"/>
        <table:table-column table:style-name="co77" table:default-cell-style-name="ce76"/>
        <table:table-column table:style-name="co15" table:default-cell-style-name="ce76"/>
        <table:table-column table:style-name="co78" table:default-cell-style-name="ce76"/>
        <table:table-column table:style-name="co73" table:default-cell-style-name="ce76"/>
        <table:table-column table:style-name="co79" table:default-cell-style-name="ce76"/>
        <table:table-column table:style-name="co62" table:default-cell-style-name="ce76"/>
        <table:table-column table:style-name="co63" table:default-cell-style-name="ce76"/>
        <table:table-column table:style-name="co64" table:default-cell-style-name="ce76"/>
        <table:table-column table:style-name="co34" table:visibility="collapse" table:number-columns-repeated="5" table:default-cell-style-name="ce76"/>
        <table:table-column table:style-name="co80" table:default-cell-style-name="ce76"/>
        <table:table-column table:style-name="co81" table:default-cell-style-name="ce76"/>
        <table:table-column table:style-name="co24" table:default-cell-style-name="ce76"/>
        <table:table-column table:style-name="co34" table:number-columns-repeated="1002" table:default-cell-style-name="ce76"/>
        <table:table-column table:style-name="co34" table:default-cell-style-name="ce70"/>
        <table:table-column table:style-name="co23" table:default-cell-style-name="ce70"/>
        <table:table-row table:style-name="ro4">
          <table:table-cell table:style-name="ce116"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32" table:number-columns-repeated="1002"/>
          <table:table-cell table:number-columns-repeated="2"/>
        </table:table-row>
        <table:table-row table:style-name="ro10">
          <table:table-cell table:style-name="ce117"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7"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7"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8"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8"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3" table:number-columns-repeated="998"/>
          <table:table-cell table:style-name="ce42" table:number-columns-repeated="2"/>
        </table:table-row>
        <table:table-row table:style-name="ro19">
          <table:table-cell table:style-name="ce117"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4">
          <table:table-cell table:style-name="ce117"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7">
          <table:table-cell table:style-name="ce118"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number-columns-repeated="2"/>
        </table:table-row>
        <table:table-row table:style-name="ro65">
          <table:table-cell table:style-name="ce119"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3" table:number-columns-repeated="998"/>
          <table:table-cell table:style-name="ce71" table:number-columns-repeated="2"/>
        </table:table-row>
        <table:table-row table:style-name="ro16">
          <table:table-cell table:style-name="ce118"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67">
          <table:table-cell table:style-name="ce120" office:value-type="string">
            <text:p>PS011_AddClassification</text:p>
          </table:table-cell>
          <table:table-cell table:style-name="ce127" office:value-type="string">
            <text:p>L0</text:p>
          </table:table-cell>
          <table:table-cell table:style-name="ce127" office:value-type="string">
            <text:p>User is not able to add the Classification</text:p>
          </table:table-cell>
          <table:table-cell table:style-name="ce127"/>
          <table:table-cell table:style-name="ce12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7"/>
          <table:table-cell table:style-name="ce127" office:value-type="string">
            <text:p>1. User Should be able to add “Secrecy Classification”</text:p>
          </table:table-cell>
          <table:table-cell table:style-name="ce127"/>
          <table:table-cell table:style-name="ce127" office:value-type="string">
            <text:p>Pass</text:p>
          </table:table-cell>
          <table:table-cell table:style-name="ce127" office:value-type="string">
            <text:p>YES</text:p>
          </table:table-cell>
          <table:table-cell table:style-name="ce127" office:value-type="string">
            <text:p>#115</text:p>
          </table:table-cell>
          <table:table-cell table:style-name="ce127" office:value-type="string">
            <text:p>Closed</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4" table:number-columns-repeated="998"/>
          <table:table-cell table:style-name="ce135" table:number-columns-repeated="2"/>
        </table:table-row>
        <table:table-row table:style-name="ro10">
          <table:table-cell table:style-name="ce118"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10">
          <table:table-cell table:style-name="ce118"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63">
          <table:table-cell table:style-name="ce117"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7"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0">
          <table:table-cell table:style-name="ce118"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table-row>
        <table:table-row table:style-name="ro85">
          <table:table-cell table:style-name="ce117"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7"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7"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3">
          <table:table-cell table:style-name="ce117"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5">
          <table:table-cell table:style-name="ce118"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3" table:number-columns-repeated="998"/>
          <table:table-cell table:style-name="ce42" table:number-columns-repeated="2"/>
        </table:table-row>
        <table:table-row table:style-name="ro65">
          <table:table-cell table:style-name="ce118"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style-name="ce137"/>
        </table:table-row>
        <table:table-row table:style-name="ro63">
          <table:table-cell table:style-name="ce118"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7"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7"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7"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63">
          <table:table-cell table:style-name="ce117"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7"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7"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0">
          <table:table-cell table:style-name="ce117"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63">
          <table:table-cell table:style-name="ce117"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7"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7"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7"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7"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7"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7"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7"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7"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7"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7"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7"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7"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7"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7"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7"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7"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7"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7"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1" office:value-type="string">
            <text:p>PS059_AtLeastOfSources</text:p>
          </table:table-cell>
          <table:table-cell table:style-name="ce121" office:value-type="string">
            <text:p>L0</text:p>
          </table:table-cell>
          <table:table-cell table:style-name="ce121" office:value-type="string">
            <text:p>At least of how many</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8" office:value-type="string">
            <text:p>NO</text:p>
          </table:table-cell>
          <table:table-cell table:style-name="ce117"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7" table:number-columns-repeated="4"/>
          <table:table-cell table:style-name="ce123" table:number-columns-repeated="998"/>
          <table:table-cell table:style-name="ce136" table:number-columns-repeated="2"/>
        </table:table-row>
        <table:table-row table:style-name="ro11">
          <table:table-cell table:style-name="ce121" office:value-type="string">
            <text:p>PS060_PreferablyOfSources</text:p>
          </table:table-cell>
          <table:table-cell table:style-name="ce121" office:value-type="string">
            <text:p>L0</text:p>
          </table:table-cell>
          <table:table-cell table:style-name="ce121" office:value-type="string">
            <text:p>Preferably of how many</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8" office:value-type="string">
            <text:p>NO</text:p>
          </table:table-cell>
          <table:table-cell table:style-name="ce117"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7" table:number-columns-repeated="4"/>
          <table:table-cell table:style-name="ce123" table:number-columns-repeated="998"/>
          <table:table-cell table:style-name="ce136" table:number-columns-repeated="2"/>
        </table:table-row>
        <table:table-row table:style-name="ro11">
          <table:table-cell table:style-name="ce121" office:value-type="string">
            <text:p>PS061_AndAtMostOfSources</text:p>
          </table:table-cell>
          <table:table-cell table:style-name="ce121" office:value-type="string">
            <text:p>L0</text:p>
          </table:table-cell>
          <table:table-cell table:style-name="ce121" office:value-type="string">
            <text:p>And at most of how many</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8" office:value-type="string">
            <text:p>NO</text:p>
          </table:table-cell>
          <table:table-cell table:style-name="ce117"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7" table:number-columns-repeated="4"/>
          <table:table-cell table:style-name="ce123" table:number-columns-repeated="998"/>
          <table:table-cell table:style-name="ce136" table:number-columns-repeated="2"/>
        </table:table-row>
        <table:table-row table:style-name="ro13">
          <table:table-cell table:style-name="ce117"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7"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7"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7"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7"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7"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7"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7"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17"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7"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7"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7"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7"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7"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7"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17"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2" office:value-type="string">
            <text:p>PS079_AtLeastOfReceivers</text:p>
          </table:table-cell>
          <table:table-cell table:style-name="ce121" office:value-type="string">
            <text:p>L0</text:p>
          </table:table-cell>
          <table:table-cell table:style-name="ce122" office:value-type="string">
            <text:p>At least of how many of Receiver</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2" office:value-type="string">
            <text:p>PS080_PreferablyOfReceivers</text:p>
          </table:table-cell>
          <table:table-cell table:style-name="ce121" office:value-type="string">
            <text:p>L0</text:p>
          </table:table-cell>
          <table:table-cell table:style-name="ce122" office:value-type="string">
            <text:p>Preferably of how many of Receivers</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2" office:value-type="string">
            <text:p>PS081_AndAtMostOfReceivers</text:p>
          </table:table-cell>
          <table:table-cell table:style-name="ce121" office:value-type="string">
            <text:p>L0</text:p>
          </table:table-cell>
          <table:table-cell table:style-name="ce122" office:value-type="string">
            <text:p>And at most of how many of Receivers</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2" office:value-type="string">
            <text:p>PS083_AtLeastOfSourcesPerReceiver</text:p>
          </table:table-cell>
          <table:table-cell table:style-name="ce121" office:value-type="string">
            <text:p>L0</text:p>
          </table:table-cell>
          <table:table-cell table:style-name="ce122" office:value-type="string">
            <text:p>At least of how many of Sources Per Receiver</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2" office:value-type="string">
            <text:p>PS084_PreferablyOfSourcesPerReceiver</text:p>
          </table:table-cell>
          <table:table-cell table:style-name="ce121" office:value-type="string">
            <text:p>L0</text:p>
          </table:table-cell>
          <table:table-cell table:style-name="ce122" office:value-type="string">
            <text:p>Preferably of how many of Sources Per Receiver</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2" office:value-type="string">
            <text:p>PS085_AndAtMostOfSourcesPerReceiver</text:p>
          </table:table-cell>
          <table:table-cell table:style-name="ce121" office:value-type="string">
            <text:p>L0</text:p>
          </table:table-cell>
          <table:table-cell table:style-name="ce122" office:value-type="string">
            <text:p>And at most of how many of Sources Per Receiver</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96_NewIssueOfRequirement</text:p>
          </table:table-cell>
          <table:table-cell table:style-name="ce38" office:value-type="string">
            <text:p>L0</text:p>
          </table:table-cell>
          <table:table-cell table:style-name="ce65"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1"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7_IssueDetailsOfRequirement</text:p>
          </table:table-cell>
          <table:table-cell table:style-name="ce38" office:value-type="string">
            <text:p>L1</text:p>
          </table:table-cell>
          <table:table-cell table:style-name="ce65"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1"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8_IssueTypeOfRequirement</text:p>
          </table:table-cell>
          <table:table-cell table:style-name="ce38" office:value-type="string">
            <text:p>L1</text:p>
          </table:table-cell>
          <table:table-cell table:style-name="ce65"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1"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9_TagsDetailsOfRequirement</text:p>
          </table:table-cell>
          <table:table-cell table:style-name="ce38" office:value-type="string">
            <text:p>L1</text:p>
          </table:table-cell>
          <table:table-cell table:style-name="ce65"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1"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100_SeverityOption</text:p>
          </table:table-cell>
          <table:table-cell table:style-name="ce38" office:value-type="string">
            <text:p>L1</text:p>
          </table:table-cell>
          <table:table-cell table:style-name="ce65"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1"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101_SuggestionOfRequirement</text:p>
          </table:table-cell>
          <table:table-cell table:style-name="ce38" office:value-type="string">
            <text:p>L1</text:p>
          </table:table-cell>
          <table:table-cell table:style-name="ce65"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1"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1"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1"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1"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4" office:value-type="string">
            <text:p>PS0107_AttachmentAsInvalidURL</text:p>
          </table:table-cell>
          <table:table-cell table:style-name="ce89" office:value-type="string">
            <text:p>L2</text:p>
          </table:table-cell>
          <table:table-cell table:style-name="ce129"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30"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5" office:value-type="string">
            <text:p>PS112_ViewAllSituationRequirement</text:p>
          </table:table-cell>
          <table:table-cell table:style-name="ce128" office:value-type="string">
            <text:p>L0</text:p>
          </table:table-cell>
          <table:table-cell table:style-name="ce125"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28"/>
          <table:table-cell table:style-name="ce131" office:value-type="string">
            <text:p>Verify that requirement can be viewed during all sitution ie during,before or after</text:p>
          </table:table-cell>
          <table:table-cell table:style-name="ce12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5" office:value-type="string">
            <text:p>PS113_ViewRequirementBefore</text:p>
          </table:table-cell>
          <table:table-cell table:style-name="ce128" office:value-type="string">
            <text:p>L0</text:p>
          </table:table-cell>
          <table:table-cell table:style-name="ce125"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28"/>
          <table:table-cell table:style-name="ce131" office:value-type="string">
            <text:p>Verify that requirement can be viewed before</text:p>
          </table:table-cell>
          <table:table-cell table:style-name="ce12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5" office:value-type="string">
            <text:p>PS114_ViewRequirementAfter</text:p>
          </table:table-cell>
          <table:table-cell table:style-name="ce128" office:value-type="string">
            <text:p>L0</text:p>
          </table:table-cell>
          <table:table-cell table:style-name="ce125"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28"/>
          <table:table-cell table:style-name="ce131" office:value-type="string">
            <text:p>Verify that requirement can be viewed after</text:p>
          </table:table-cell>
          <table:table-cell table:style-name="ce12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6" office:value-type="string">
            <text:p>PS115_ViewRequirementDuring</text:p>
          </table:table-cell>
          <table:table-cell table:style-name="ce128" office:value-type="string">
            <text:p>L0</text:p>
          </table:table-cell>
          <table:table-cell table:style-name="ce126"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28"/>
          <table:table-cell table:style-name="ce131" office:value-type="string">
            <text:p>Verify that requirement can be viewed during</text:p>
          </table:table-cell>
          <table:table-cell table:style-name="ce12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5" office:value-type="string">
            <text:p>PS116_ViewRequirementAtAnyEvent</text:p>
          </table:table-cell>
          <table:table-cell table:style-name="ce128" office:value-type="string">
            <text:p>L0</text:p>
          </table:table-cell>
          <table:table-cell table:style-name="ce125"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8"/>
          <table:table-cell table:style-name="ce131" office:value-type="string">
            <text:p>Verify that requirement can be viewed at any event</text:p>
          </table:table-cell>
          <table:table-cell table:style-name="ce12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5" office:value-type="string">
            <text:p>PS117_ViewCommitmentsFulfillingRequirements</text:p>
          </table:table-cell>
          <table:table-cell table:style-name="ce128" office:value-type="string">
            <text:p>L0</text:p>
          </table:table-cell>
          <table:table-cell table:style-name="ce125"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8"/>
          <table:table-cell table:style-name="ce131" office:value-type="string">
            <text:p>Verify Commitments fulfilling requirement</text:p>
          </table:table-cell>
          <table:table-cell table:style-name="ce128"/>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0">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2"/>
        <table:table-column table:style-name="co69" table:default-cell-style-name="ce110"/>
        <table:table-column table:style-name="co83" table:default-cell-style-name="ce142"/>
        <table:table-column table:style-name="co84" table:default-cell-style-name="ce110"/>
        <table:table-column table:style-name="co85" table:default-cell-style-name="ce112"/>
        <table:table-column table:style-name="co15" table:default-cell-style-name="ce110"/>
        <table:table-column table:style-name="co42" table:default-cell-style-name="ce81"/>
        <table:table-column table:style-name="co73" table:default-cell-style-name="ce110"/>
        <table:table-column table:style-name="co34" table:default-cell-style-name="ce110"/>
        <table:table-column table:style-name="co86" table:default-cell-style-name="ce110"/>
        <table:table-column table:style-name="co34" table:default-cell-style-name="ce110"/>
        <table:table-column table:style-name="co87" table:default-cell-style-name="ce110"/>
        <table:table-column table:style-name="co34" table:visibility="collapse" table:number-columns-repeated="3" table:default-cell-style-name="ce110"/>
        <table:table-column table:style-name="co88" table:visibility="collapse" table:default-cell-style-name="ce110"/>
        <table:table-column table:style-name="co89" table:visibility="collapse" table:default-cell-style-name="ce110"/>
        <table:table-column table:style-name="co35" table:default-cell-style-name="ce110"/>
        <table:table-column table:style-name="co90" table:default-cell-style-name="ce110"/>
        <table:table-column table:style-name="co24" table:default-cell-style-name="ce110"/>
        <table:table-column table:style-name="co34" table:number-columns-repeated="1002" table:default-cell-style-name="ce110"/>
        <table:table-column table:style-name="co34" table:default-cell-style-name="ce24"/>
        <table:table-column table:style-name="co23" table:default-cell-style-name="ce24"/>
        <table:table-row table:style-name="ro4">
          <table:table-cell table:style-name="ce138" office:value-type="string">
            <text:p>TEST CASE ID</text:p>
          </table:table-cell>
          <table:table-cell table:style-name="ce35" office:value-type="string">
            <text:p>PRIORITY</text:p>
          </table:table-cell>
          <table:table-cell table:style-name="ce138"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3" table:number-columns-repeated="1002"/>
          <table:table-cell table:number-columns-repeated="2"/>
        </table:table-row>
        <table:table-row table:style-name="ro86">
          <table:table-cell table:style-name="ce65" office:value-type="string">
            <text:p>TFP001_ReceivePanel</text:p>
          </table:table-cell>
          <table:table-cell table:style-name="ce38" office:value-type="string">
            <text:p>L1</text:p>
          </table:table-cell>
          <table:table-cell table:style-name="ce65"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65" office:value-type="string">
            <text:p>TFP002_SendPanel</text:p>
          </table:table-cell>
          <table:table-cell table:style-name="ce38" office:value-type="string">
            <text:p>L1</text:p>
          </table:table-cell>
          <table:table-cell table:style-name="ce65"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03_AddInfoReceive</text:p>
          </table:table-cell>
          <table:table-cell table:style-name="ce38" office:value-type="string">
            <text:p>L1</text:p>
          </table:table-cell>
          <table:table-cell table:style-name="ce65"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4_AddInfoSend</text:p>
          </table:table-cell>
          <table:table-cell table:style-name="ce38" office:value-type="string">
            <text:p>L1</text:p>
          </table:table-cell>
          <table:table-cell table:style-name="ce65"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5" office:value-type="string">
            <text:p>TFP005_CreateFlow</text:p>
          </table:table-cell>
          <table:table-cell table:style-name="ce38" office:value-type="string">
            <text:p>L0</text:p>
          </table:table-cell>
          <table:table-cell table:style-name="ce65"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06_ExpandTaskSummary</text:p>
          </table:table-cell>
          <table:table-cell table:style-name="ce38" office:value-type="string">
            <text:p>L1</text:p>
          </table:table-cell>
          <table:table-cell table:style-name="ce65"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5" office:value-type="string">
            <text:p>TFP007</text:p>
          </table:table-cell>
          <table:table-cell table:style-name="ce38" office:value-type="string">
            <text:p>L4</text:p>
          </table:table-cell>
          <table:table-cell table:style-name="ce65"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08_ShowOrHideTaskDetails</text:p>
          </table:table-cell>
          <table:table-cell table:style-name="ce38" office:value-type="string">
            <text:p>L1</text:p>
          </table:table-cell>
          <table:table-cell table:style-name="ce65"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9_TaskTagsDetails</text:p>
          </table:table-cell>
          <table:table-cell table:style-name="ce38" office:value-type="string">
            <text:p>L1</text:p>
          </table:table-cell>
          <table:table-cell table:style-name="ce65"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0_TaskTags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2" office:value-type="string">
            <text:p>TFP011_TaskIsOption</text:p>
          </table:table-cell>
          <table:table-cell table:style-name="ce38" office:value-type="string">
            <text:p>L1</text:p>
          </table:table-cell>
          <table:table-cell table:style-name="ce65"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9" office:value-type="string">
            <text:p>TFP012_TaskIsOperational</text:p>
          </table:table-cell>
          <table:table-cell table:style-name="ce39" office:value-type="string">
            <text:p>L0</text:p>
          </table:table-cell>
          <table:table-cell table:style-name="ce129"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30"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15" table:number-columns-repeated="1002"/>
          <table:table-cell table:style-name="ce85" table:number-columns-repeated="2"/>
        </table:table-row>
        <table:table-row table:style-name="ro67">
          <table:table-cell table:style-name="ce65" office:value-type="string">
            <text:p>TFP013_ProhibitedOption</text:p>
          </table:table-cell>
          <table:table-cell table:style-name="ce38" office:value-type="string">
            <text:p>L1</text:p>
          </table:table-cell>
          <table:table-cell table:style-name="ce65"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5" office:value-type="string">
            <text:p>TFP014_AddLocation</text:p>
          </table:table-cell>
          <table:table-cell table:style-name="ce38" office:value-type="string">
            <text:p>L1</text:p>
          </table:table-cell>
          <table:table-cell table:style-name="ce65"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5" office:value-type="string">
            <text:p>TFP015_AddAgent</text:p>
          </table:table-cell>
          <table:table-cell table:style-name="ce38" office:value-type="string">
            <text:p>L1</text:p>
          </table:table-cell>
          <table:table-cell table:style-name="ce65"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5" office:value-type="string">
            <text:p>TFP016_AddRole</text:p>
          </table:table-cell>
          <table:table-cell table:style-name="ce38" office:value-type="string">
            <text:p>L1</text:p>
          </table:table-cell>
          <table:table-cell table:style-name="ce65"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7_AddJurisdiction</text:p>
          </table:table-cell>
          <table:table-cell table:style-name="ce38" office:value-type="string">
            <text:p>L1</text:p>
          </table:table-cell>
          <table:table-cell table:style-name="ce65"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18_AddOrganization</text:p>
          </table:table-cell>
          <table:table-cell table:style-name="ce38" office:value-type="string">
            <text:p>L1</text:p>
          </table:table-cell>
          <table:table-cell table:style-name="ce65"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5" office:value-type="string">
            <text:p>TFP019</text:p>
          </table:table-cell>
          <table:table-cell table:style-name="ce38" office:value-type="string">
            <text:p>L1</text:p>
          </table:table-cell>
          <table:table-cell table:style-name="ce65" office:value-type="string">
            <text:p>Execution:</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5" office:value-type="string">
            <text:p>TFP020_CausesEventOption</text:p>
          </table:table-cell>
          <table:table-cell table:style-name="ce38" office:value-type="string">
            <text:p>L1</text:p>
          </table:table-cell>
          <table:table-cell table:style-name="ce65"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1_UsuallyCompletesAfterOption</text:p>
          </table:table-cell>
          <table:table-cell table:style-name="ce38" office:value-type="string">
            <text:p>L1</text:p>
          </table:table-cell>
          <table:table-cell table:style-name="ce65"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2_RepeatsEvery</text:p>
          </table:table-cell>
          <table:table-cell table:style-name="ce38" office:value-type="string">
            <text:p>L1</text:p>
          </table:table-cell>
          <table:table-cell table:style-name="ce65"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5" office:value-type="string">
            <text:p>TFP023_Responding</text:p>
          </table:table-cell>
          <table:table-cell table:style-name="ce38" office:value-type="string">
            <text:p>L1</text:p>
          </table:table-cell>
          <table:table-cell table:style-name="ce65"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5" office:value-type="string">
            <text:p>TFP024_EventUnnamed</text:p>
          </table:table-cell>
          <table:table-cell table:style-name="ce38" office:value-type="string">
            <text:p>L1</text:p>
          </table:table-cell>
          <table:table-cell table:style-name="ce65"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65" office:value-type="string">
            <text:p>TFP025_OngoingOrStartsWith</text:p>
          </table:table-cell>
          <table:table-cell table:style-name="ce38" office:value-type="string">
            <text:p>L1</text:p>
          </table:table-cell>
          <table:table-cell table:style-name="ce65"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65" office:value-type="string">
            <text:p>TFP026_EndEventUnnamed</text:p>
          </table:table-cell>
          <table:table-cell table:style-name="ce38" office:value-type="string">
            <text:p>L1</text:p>
          </table:table-cell>
          <table:table-cell table:style-name="ce65"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5" office:value-type="string">
            <text:p>TFP027_GoalsLink</text:p>
          </table:table-cell>
          <table:table-cell table:style-name="ce38" office:value-type="string">
            <text:p>L1</text:p>
          </table:table-cell>
          <table:table-cell table:style-name="ce65"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5" office:value-type="string">
            <text:p>TFP028_GoalsOption</text:p>
          </table:table-cell>
          <table:table-cell table:style-name="ce38" office:value-type="string">
            <text:p>L1</text:p>
          </table:table-cell>
          <table:table-cell table:style-name="ce65"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9_GoalsOptionUnchecked</text:p>
          </table:table-cell>
          <table:table-cell table:style-name="ce38" office:value-type="string">
            <text:p>L1</text:p>
          </table:table-cell>
          <table:table-cell table:style-name="ce65"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0_Task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5" office:value-type="string">
            <text:p>TFP031_Task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5" office:value-type="string">
            <text:p>TFP032_Task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33_Task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34_Task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35_TaskAttachmentAsPolicyMust</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36_TaskAttachmentAsProhibitPolicy</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37_Task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29" office:value-type="string">
            <text:p>TFP038</text:p>
          </table:table-cell>
          <table:table-cell table:style-name="ce39" office:value-type="string">
            <text:p>L2</text:p>
          </table:table-cell>
          <table:table-cell table:style-name="ce129"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30"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8" table:number-columns-repeated="1002"/>
          <table:table-cell table:style-name="ce85" table:number-columns-repeated="2"/>
        </table:table-row>
        <table:table-row table:style-name="ro63">
          <table:table-cell table:style-name="ce65" office:value-type="string">
            <text:p>TFP039_Task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0_Task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1_Task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2_TaskIssue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3_TaskIssueSeverityOption</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4_TaskIssueSuggestions</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29" office:value-type="string">
            <text:p>TFP050</text:p>
          </table:table-cell>
          <table:table-cell table:style-name="ce89" office:value-type="string">
            <text:p>L2</text:p>
          </table:table-cell>
          <table:table-cell table:style-name="ce129"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30"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8" table:number-columns-repeated="1002"/>
          <table:table-cell table:style-name="ce85" table:number-columns-repeated="2"/>
        </table:table-row>
        <table:table-row table:style-name="ro10">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2_TaskCreateSurvey</text:p>
          </table:table-cell>
          <table:table-cell table:style-name="ce90" office:value-type="string">
            <text:p>L0</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3_AddInfoReceiveSendInformation</text:p>
          </table:table-cell>
          <table:table-cell table:style-name="ce38" office:value-type="string">
            <text:p>L1</text:p>
          </table:table-cell>
          <table:table-cell table:style-name="ce65"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54_AddInfoReceiveSendTag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55_AddInfoReceiveSendTagDetails</text:p>
          </table:table-cell>
          <table:table-cell table:style-name="ce38" office:value-type="string">
            <text:p>L1</text:p>
          </table:table-cell>
          <table:table-cell table:style-name="ce65"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56_AddInfoReceiveSendIntent</text:p>
          </table:table-cell>
          <table:table-cell table:style-name="ce38" office:value-type="string">
            <text:p>L1</text:p>
          </table:table-cell>
          <table:table-cell table:style-name="ce65"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7_AddInfoReceiveSendElementsLink</text:p>
          </table:table-cell>
          <table:table-cell table:style-name="ce38" office:value-type="string">
            <text:p>L1</text:p>
          </table:table-cell>
          <table:table-cell table:style-name="ce65"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9" office:value-type="string">
            <text:p>TFP058_NotificationOption</text:p>
          </table:table-cell>
          <table:table-cell table:style-name="ce143" office:value-type="string">
            <text:p>L1</text:p>
          </table:table-cell>
          <table:table-cell table:style-name="ce139" office:value-type="string">
            <text:p>Notification&lt;options&gt;</text:p>
          </table:table-cell>
          <table:table-cell table:style-name="ce143"/>
          <table:table-cell table:style-name="ce14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3"/>
          <table:table-cell table:style-name="ce144" office:value-type="string">
            <text:p>-Verify that when notification selected then instruction get diabled</text:p>
          </table:table-cell>
          <table:table-cell table:style-name="ce143"/>
          <table:table-cell table:style-name="ce143" office:value-type="string">
            <text:p>PASS</text:p>
          </table:table-cell>
          <table:table-cell table:style-name="ce143" office:value-type="string">
            <text:p>YES</text:p>
          </table:table-cell>
          <table:table-cell table:style-name="ce143"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9" table:number-columns-repeated="1002"/>
          <table:table-cell table:style-name="ce151" table:number-columns-repeated="2"/>
        </table:table-row>
        <table:table-row table:style-name="ro11">
          <table:table-cell table:style-name="ce65" office:value-type="string">
            <text:p>TFP059_ReplyThatOption</text:p>
          </table:table-cell>
          <table:table-cell table:style-name="ce38" office:value-type="string">
            <text:p>L1</text:p>
          </table:table-cell>
          <table:table-cell table:style-name="ce65"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45"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0</text:p>
          </table:table-cell>
          <table:table-cell table:style-name="ce38" office:value-type="string">
            <text:p>L1</text:p>
          </table:table-cell>
          <table:table-cell table:style-name="ce65"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45"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1</text:p>
          </table:table-cell>
          <table:table-cell table:style-name="ce38" office:value-type="string">
            <text:p>L1</text:p>
          </table:table-cell>
          <table:table-cell table:style-name="ce65"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45"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5" office:value-type="string">
            <text:p>TFP062_CreateFlow</text:p>
          </table:table-cell>
          <table:table-cell table:style-name="ce38" office:value-type="string">
            <text:p>L1</text:p>
          </table:table-cell>
          <table:table-cell table:style-name="ce65"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3_AddInfoReceiveSendButOnlyIfOption</text:p>
          </table:table-cell>
          <table:table-cell table:style-name="ce38" office:value-type="string">
            <text:p>L1</text:p>
          </table:table-cell>
          <table:table-cell table:style-name="ce65"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4_AddInfoReceiveSendChannels</text:p>
          </table:table-cell>
          <table:table-cell table:style-name="ce38" office:value-type="string">
            <text:p>L1</text:p>
          </table:table-cell>
          <table:table-cell table:style-name="ce65"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65_AddInfoReceiveSendChannelsOptions</text:p>
          </table:table-cell>
          <table:table-cell table:style-name="ce38" office:value-type="string">
            <text:p>L1</text:p>
          </table:table-cell>
          <table:table-cell table:style-name="ce65"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66</text:p>
          </table:table-cell>
          <table:table-cell table:style-name="ce38" office:value-type="string">
            <text:p>L1</text:p>
          </table:table-cell>
          <table:table-cell table:style-name="ce65"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0" office:value-type="string">
            <text:p>TFP067_AddInfoReceiveSendWithin</text:p>
          </table:table-cell>
          <table:table-cell table:style-name="ce38" office:value-type="string">
            <text:p>L1</text:p>
          </table:table-cell>
          <table:table-cell table:style-name="ce65"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45"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39" office:value-type="string">
            <text:p>TFP068</text:p>
          </table:table-cell>
          <table:table-cell table:style-name="ce143" office:value-type="string">
            <text:p>L1</text:p>
          </table:table-cell>
          <table:table-cell table:style-name="ce139" office:value-type="string">
            <text:p>Senders task</text:p>
          </table:table-cell>
          <table:table-cell table:style-name="ce143"/>
          <table:table-cell table:style-name="ce143" office:value-type="string">
            <text:p>1. Login to the Channels.</text:p>
            <text:p>2.Click on Information sharing model.</text:p>
            <text:p>3. Create task.</text:p>
            <text:p>4. Click on add info receive or add info send.</text:p>
            <text:p>5. Click on Senders task link</text:p>
          </table:table-cell>
          <table:table-cell table:style-name="ce143"/>
          <table:table-cell table:style-name="ce144" office:value-type="string">
            <text:p>-Verify that information flow details gets minimized</text:p>
            <text:p>-Verify that pointer moves to sender task in add info send</text:p>
          </table:table-cell>
          <table:table-cell table:style-name="ce143"/>
          <table:table-cell table:style-name="ce143" office:value-type="string">
            <text:p>PASS</text:p>
          </table:table-cell>
          <table:table-cell table:style-name="ce143" office:value-type="string">
            <text:p>NO</text:p>
          </table:table-cell>
          <table:table-cell table:style-name="ce143"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9" table:number-columns-repeated="1002"/>
          <table:table-cell table:style-name="ce151" table:number-columns-repeated="2"/>
        </table:table-row>
        <table:table-row table:style-name="ro10">
          <table:table-cell table:style-name="ce139" office:value-type="string">
            <text:p>TFP069</text:p>
          </table:table-cell>
          <table:table-cell table:style-name="ce143" office:value-type="string">
            <text:p>L1</text:p>
          </table:table-cell>
          <table:table-cell table:style-name="ce139" office:value-type="string">
            <text:p>terminates after notifying</text:p>
          </table:table-cell>
          <table:table-cell table:style-name="ce143"/>
          <table:table-cell table:style-name="ce14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3"/>
          <table:table-cell table:style-name="ce144" office:value-type="string">
            <text:p>-Verify that (stop) is displayed on flow</text:p>
          </table:table-cell>
          <table:table-cell table:style-name="ce143"/>
          <table:table-cell table:style-name="ce143" office:value-type="string">
            <text:p>PASS</text:p>
          </table:table-cell>
          <table:table-cell table:style-name="ce143" office:value-type="string">
            <text:p>NO</text:p>
          </table:table-cell>
          <table:table-cell table:style-name="ce143"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9" table:number-columns-repeated="1002"/>
          <table:table-cell table:style-name="ce151" table:number-columns-repeated="2"/>
        </table:table-row>
        <table:table-row table:style-name="ro88">
          <table:table-cell table:style-name="ce65" office:value-type="string">
            <text:p>TFP070_AddInfoReceiveSend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0" table:number-columns-repeated="1002"/>
          <table:table-cell table:style-name="ce22" table:number-columns-repeated="2"/>
        </table:table-row>
        <table:table-row table:style-name="ro13">
          <table:table-cell table:style-name="ce65" office:value-type="string">
            <text:p>TFP071_AddInfoReceiveSend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72_AddInfoReceiveSend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73_AddInfoReceiveSend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45"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5" office:value-type="string">
            <text:p>TFP074_AddInfoReceiveSend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45"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5" office:value-type="string">
            <text:p>TFP075_AddInfoReceiveSendAttachmentAsMandating</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45"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5" office:value-type="string">
            <text:p>TFP076_AddInfoReceiveSendAttachmentAsProhibited</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45"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5" office:value-type="string">
            <text:p>TFP077_AddInfoReceiveSendAttachmentAsPicture</text:p>
          </table:table-cell>
          <table:table-cell table:style-name="ce38" office:value-type="string">
            <text:p>L1</text:p>
          </table:table-cell>
          <table:table-cell table:style-name="ce65"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45"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
          <table:table-cell table:style-name="ce65" office:value-type="string">
            <text:p>TFP078_AddInfoReceiveSend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29" office:value-type="string">
            <text:p>TFP079</text:p>
          </table:table-cell>
          <table:table-cell table:style-name="ce39" office:value-type="string">
            <text:p>L2</text:p>
          </table:table-cell>
          <table:table-cell table:style-name="ce129"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30"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8" table:number-columns-repeated="1002"/>
          <table:table-cell table:style-name="ce85" table:number-columns-repeated="2"/>
        </table:table-row>
        <table:table-row table:style-name="ro10">
          <table:table-cell table:style-name="ce65" office:value-type="string">
            <text:p>TFP080_AddInfoReceiveSend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81_AddInfoReceiveSend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82_AddInfoReceiveSend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83_AddInfoReceiveSendInfo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84_AddInfoReceiveSendIssueSeverity</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85_AddInfoReceiveSentSuggestion</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86_AttachReceiveSentAttachOption</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87_AddInfoReceiveSentAttachment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8_AddInfoReceiveSent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9_AddInfoReceiveSent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90</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9" office:value-type="string">
            <text:p>TFP091</text:p>
          </table:table-cell>
          <table:table-cell table:style-name="ce39" office:value-type="string">
            <text:p>L2</text:p>
          </table:table-cell>
          <table:table-cell table:style-name="ce129"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30"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8" table:number-columns-repeated="1002"/>
          <table:table-cell table:style-name="ce85" table:number-columns-repeated="2"/>
        </table:table-row>
        <table:table-row table:style-name="ro10">
          <table:table-cell table:style-name="ce65" office:value-type="string">
            <text:p>TFP092</text:p>
          </table:table-cell>
          <table:table-cell table:style-name="ce38"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93_AddInfoReceiveSentCreateSurvey</text:p>
          </table:table-cell>
          <table:table-cell table:style-name="ce38" office:value-type="string">
            <text:p>L1</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129" office:value-type="string">
            <text:p>TFP094</text:p>
          </table:table-cell>
          <table:table-cell table:style-name="ce39"/>
          <table:table-cell table:style-name="ce129" office:value-type="string">
            <text:p>More-SendMessage</text:p>
          </table:table-cell>
          <table:table-cell table:style-name="ce39" table:number-columns-repeated="3"/>
          <table:table-cell table:style-name="ce130"/>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7" office:value-type="string">
            <text:p>NO</text:p>
          </table:table-cell>
          <table:table-cell table:number-columns-repeated="1004"/>
        </table:table-row>
        <table:table-row table:style-name="ro89">
          <table:table-cell table:style-name="ce129" office:value-type="string">
            <text:p>TFP095</text:p>
          </table:table-cell>
          <table:table-cell table:style-name="ce39"/>
          <table:table-cell table:style-name="ce129" office:value-type="string">
            <text:p>More-ShowElements</text:p>
          </table:table-cell>
          <table:table-cell table:style-name="ce39" table:number-columns-repeated="3"/>
          <table:table-cell table:style-name="ce130"/>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7" office:value-type="string">
            <text:p>NO</text:p>
          </table:table-cell>
          <table:table-cell table:number-columns-repeated="1004"/>
        </table:table-row>
        <table:table-row table:style-name="ro89">
          <table:table-cell table:style-name="ce141" office:value-type="string">
            <text:p>TFP096</text:p>
          </table:table-cell>
          <table:table-cell table:style-name="ce39"/>
          <table:table-cell table:style-name="ce129" office:value-type="string">
            <text:p>More-CopyCapability</text:p>
          </table:table-cell>
          <table:table-cell table:style-name="ce39" table:number-columns-repeated="3"/>
          <table:table-cell table:style-name="ce130"/>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7" office:value-type="string">
            <text:p>NO</text:p>
          </table:table-cell>
          <table:table-cell table:number-columns-repeated="1004"/>
        </table:table-row>
        <table:table-row table:style-name="ro89">
          <table:table-cell table:style-name="ce141" office:value-type="string">
            <text:p>TFP097</text:p>
          </table:table-cell>
          <table:table-cell table:style-name="ce39"/>
          <table:table-cell table:style-name="ce129" office:value-type="string">
            <text:p>More-CopyInfoNeed</text:p>
          </table:table-cell>
          <table:table-cell table:style-name="ce39" table:number-columns-repeated="3"/>
          <table:table-cell table:style-name="ce130"/>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7" office:value-type="string">
            <text:p>NO</text:p>
          </table:table-cell>
          <table:table-cell table:number-columns-repeated="1004"/>
        </table:table-row>
        <table:table-row table:style-name="ro89">
          <table:table-cell table:style-name="ce141" office:value-type="string">
            <text:p>TFP098</text:p>
          </table:table-cell>
          <table:table-cell table:style-name="ce39"/>
          <table:table-cell table:style-name="ce129" office:value-type="string">
            <text:p>More-HideShowDetails</text:p>
          </table:table-cell>
          <table:table-cell table:style-name="ce39" table:number-columns-repeated="3"/>
          <table:table-cell table:style-name="ce130"/>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7" office:value-type="string">
            <text:p>NO</text:p>
          </table:table-cell>
          <table:table-cell table:number-columns-repeated="1004"/>
        </table:table-row>
        <table:table-row table:style-name="ro89">
          <table:table-cell table:style-name="ce141" office:value-type="string">
            <text:p>TFP099</text:p>
          </table:table-cell>
          <table:table-cell table:style-name="ce39"/>
          <table:table-cell table:style-name="ce129" office:value-type="string">
            <text:p>More</text:p>
          </table:table-cell>
          <table:table-cell table:style-name="ce39" table:number-columns-repeated="3"/>
          <table:table-cell table:style-name="ce130"/>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7" office:value-type="string">
            <text:p>NO</text:p>
          </table:table-cell>
          <table:table-cell table:number-columns-repeated="1004"/>
        </table:table-row>
        <table:table-row table:style-name="ro63">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65"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5"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65"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5"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60"/>
        <table:table-column table:style-name="co91" table:default-cell-style-name="ce160"/>
        <table:table-column table:style-name="co29" table:default-cell-style-name="ce160"/>
        <table:table-column table:style-name="co92" table:default-cell-style-name="ce160"/>
        <table:table-column table:style-name="co29" table:default-cell-style-name="ce160"/>
        <table:table-column table:style-name="co93" table:default-cell-style-name="ce160"/>
        <table:table-column table:style-name="co94" table:default-cell-style-name="ce160"/>
        <table:table-column table:style-name="co95" table:default-cell-style-name="ce160"/>
        <table:table-column table:style-name="co96" table:default-cell-style-name="ce160"/>
        <table:table-column table:style-name="co97" table:default-cell-style-name="ce160"/>
        <table:table-column table:style-name="co98" table:default-cell-style-name="ce160"/>
        <table:table-column table:style-name="co29" table:visibility="collapse" table:default-cell-style-name="ce170"/>
        <table:table-column table:style-name="co29" table:visibility="collapse" table:number-columns-repeated="3" table:default-cell-style-name="ce160"/>
        <table:table-column table:style-name="co99" table:default-cell-style-name="ce160"/>
        <table:table-column table:style-name="co100" table:default-cell-style-name="ce160"/>
        <table:table-column table:style-name="co24" table:default-cell-style-name="ce160"/>
        <table:table-column table:style-name="co29" table:number-columns-repeated="1004" table:default-cell-style-name="ce160"/>
        <table:table-column table:style-name="co23" table:default-cell-style-name="ce160"/>
        <table:table-row table:style-name="ro90">
          <table:table-cell table:style-name="ce152" office:value-type="string">
            <text:p>TEST CASE ID</text:p>
          </table:table-cell>
          <table:table-cell table:style-name="ce152" office:value-type="string">
            <text:p>PRIORITY</text:p>
          </table:table-cell>
          <table:table-cell table:style-name="ce152" office:value-type="string">
            <text:p>TITLE</text:p>
          </table:table-cell>
          <table:table-cell table:style-name="ce152" office:value-type="string">
            <text:p>SET UP</text:p>
          </table:table-cell>
          <table:table-cell table:style-name="ce152" office:value-type="string">
            <text:p>STEPS</text:p>
          </table:table-cell>
          <table:table-cell table:style-name="ce152" office:value-type="string">
            <text:p>TEST DATA</text:p>
          </table:table-cell>
          <table:table-cell table:style-name="ce152" office:value-type="string">
            <text:p>EXPECTED RESULTS</text:p>
          </table:table-cell>
          <table:table-cell table:style-name="ce152" office:value-type="string">
            <text:p>ACTUAL RESULT</text:p>
          </table:table-cell>
          <table:table-cell table:style-name="ce152" office:value-type="string">
            <text:p>RESULT</text:p>
          </table:table-cell>
          <table:table-cell table:style-name="ce152" office:value-type="string">
            <text:p>AUTOMATED</text:p>
          </table:table-cell>
          <table:table-cell table:style-name="ce152" office:value-type="string">
            <text:p>TICKET ID</text:p>
          </table:table-cell>
          <table:table-cell table:style-name="ce152" office:value-type="string">
            <text:p>COMMENT</text:p>
          </table:table-cell>
          <table:table-cell table:style-name="ce152" office:value-type="string">
            <text:p>Build Date 9<text:span text:style-name="T1">th</text:span> june</text:p>
          </table:table-cell>
          <table:table-cell table:style-name="ce152" office:value-type="string">
            <text:p>Build Date 20<text:span text:style-name="T1">th</text:span> june On Chrome</text:p>
          </table:table-cell>
          <table:table-cell table:style-name="ce165"/>
          <table:table-cell table:style-name="ce171" office:value-type="string">
            <text:p>Build Date 5<text:span text:style-name="T1">th</text:span> July on Chrome</text:p>
          </table:table-cell>
          <table:table-cell table:style-name="ce57" office:value-type="string">
            <text:p>DATE : December <text:s/>19 ,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65" table:number-columns-repeated="1005"/>
        </table:table-row>
        <table:table-row table:style-name="ro91">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2">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93">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9" office:value-type="string">
            <text:p>TE008_UpdateAgentsCategoriesWithSpecialCharacters</text:p>
          </table:table-cell>
          <table:table-cell table:style-name="ce89" office:value-type="string">
            <text:p>L2</text:p>
          </table:table-cell>
          <table:table-cell table:style-name="ce39"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1">
          <table:table-cell table:style-name="ce153" office:value-type="string">
            <text:p>TE009_RemoveAgentCategory</text:p>
          </table:table-cell>
          <table:table-cell table:style-name="ce38"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8" office:value-type="string">
            <text:p>TE010_AgentSho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8" office:value-type="string">
            <text:p>TE011_AgentAttachmentAsFile</text:p>
          </table:table-cell>
          <table:table-cell table:style-name="ce38"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4">
          <table:table-cell table:style-name="ce38" office:value-type="string">
            <text:p>TE012_DeleteAgentsAttachment</text:p>
          </table:table-cell>
          <table:table-cell table:style-name="ce38"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5">
          <table:table-cell table:style-name="ce38" office:value-type="string">
            <text:p>TE013</text:p>
          </table:table-cell>
          <table:table-cell table:style-name="ce38"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8" office:value-type="string">
            <text:p>TE014_AttachPictureToAgent</text:p>
          </table:table-cell>
          <table:table-cell table:style-name="ce38"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6">
          <table:table-cell table:style-name="ce39" office:value-type="string">
            <text:p>TE015_DeletePictureOfAgent</text:p>
          </table:table-cell>
          <table:table-cell table:style-name="ce39"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0</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3">
          <table:table-cell table:style-name="ce39" office:value-type="string">
            <text:p>TE017</text:p>
          </table:table-cell>
          <table:table-cell table:style-name="ce39"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54</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94">
          <table:table-cell table:style-name="ce38" office:value-type="string">
            <text:p>TE018_AttachNamedAttachment</text:p>
          </table:table-cell>
          <table:table-cell table:style-name="ce38"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019_AgentAttachmentAsURL</text:p>
          </table:table-cell>
          <table:table-cell table:style-name="ce38"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9" office:value-type="string">
            <text:p>TE020_AgentAttachmentAsInvalidURL</text:p>
          </table:table-cell>
          <table:table-cell table:style-name="ce39"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74">
          <table:table-cell table:style-name="ce38" office:value-type="string">
            <text:p>TE021</text:p>
          </table:table-cell>
          <table:table-cell table:style-name="ce38"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4">
          <table:table-cell table:style-name="ce38" office:value-type="string">
            <text:p>TE022_AgentAttachmentAsURLUsingNamedValue</text:p>
          </table:table-cell>
          <table:table-cell table:style-name="ce38"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167" office:value-type="string">
            <text:p>YES</text:p>
          </table:table-cell>
          <table:table-cell table:style-name="ce167" office:value-type="string">
            <text:p>NO</text:p>
          </table:table-cell>
          <table:table-cell table:style-name="ce167"/>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6"/>
          <table:table-cell table:style-name="ce172"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26_UpdateAgentsAvailabilityForSpecifiedTime</text:p>
          </table:table-cell>
          <table:table-cell table:style-name="ce38"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28_UpdateAgentCategory</text:p>
          </table:table-cell>
          <table:table-cell table:style-name="ce38"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29_ShowAgentNetworkDetails</text:p>
          </table:table-cell>
          <table:table-cell table:style-name="ce38"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7">
          <table:table-cell table:style-name="ce81" office:value-type="string">
            <text:p>TE030_ShowAgentIssueDetails</text:p>
          </table:table-cell>
          <table:table-cell table:style-name="ce38"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31_ShowAgentDetails</text:p>
          </table:table-cell>
          <table:table-cell table:style-name="ce38"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034_UpdateLocaleName</text:p>
          </table:table-cell>
          <table:table-cell table:style-name="ce38"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9"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0">
          <table:table-cell table:style-name="ce38" office:value-type="string">
            <text:p>TE036_UpdateLocaleDescription</text:p>
          </table:table-cell>
          <table:table-cell table:style-name="ce38"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62" office:value-type="string">
            <text:p>TE037_UpdateLocaleTags</text:p>
          </table:table-cell>
          <table:table-cell table:style-name="ce38"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154" office:value-type="string">
            <text:p>TE038_AddLocaleCategory</text:p>
          </table:table-cell>
          <table:table-cell table:style-name="ce38"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0">
          <table:table-cell table:style-name="ce38" office:value-type="string">
            <text:p>TE040_RemoveLocaleCategory</text:p>
          </table:table-cell>
          <table:table-cell table:style-name="ce38"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42_AttachFileToLocale</text:p>
          </table:table-cell>
          <table:table-cell table:style-name="ce38"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043_DeleteLocaleAttachment</text:p>
          </table:table-cell>
          <table:table-cell table:style-name="ce38"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044</text:p>
          </table:table-cell>
          <table:table-cell table:style-name="ce38"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45_AttachPictureToLocale</text:p>
          </table:table-cell>
          <table:table-cell table:style-name="ce38"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6">
          <table:table-cell table:style-name="ce39" office:value-type="string">
            <text:p>TE046_DeleteLocalePicture</text:p>
          </table:table-cell>
          <table:table-cell table:style-name="ce39"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7">
          <table:table-cell table:style-name="ce38" office:value-type="string">
            <text:p>TE047_NamedLocaleAttachment</text:p>
          </table:table-cell>
          <table:table-cell table:style-name="ce38"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5">
          <table:table-cell table:style-name="ce38" office:value-type="string">
            <text:p>TE050</text:p>
          </table:table-cell>
          <table:table-cell table:style-name="ce38"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051_LocaleAttachmentAsURLUsingNamedValue</text:p>
          </table:table-cell>
          <table:table-cell table:style-name="ce38"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052_UpdateLocaleIsWithin</text:p>
          </table:table-cell>
          <table:table-cell table:style-name="ce38"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053_UpdateLocaleStreetAddress</text:p>
          </table:table-cell>
          <table:table-cell table:style-name="ce38"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054_UpdateLocalePostalCode</text:p>
          </table:table-cell>
          <table:table-cell table:style-name="ce38"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8</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1">
          <table:table-cell table:style-name="ce38" office:value-type="string">
            <text:p>TE056_UpdateLocaleCityCountryPlace</text:p>
          </table:table-cell>
          <table:table-cell table:style-name="ce38"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9</text:p>
          </table:table-cell>
          <table:table-cell table:style-name="ce89"/>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059_ShowLocaleDetails</text:p>
          </table:table-cell>
          <table:table-cell table:style-name="ce38"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67" office:value-type="string">
            <text:p>YES</text:p>
          </table:table-cell>
          <table:table-cell table:style-name="ce167" office:value-type="string">
            <text:p>NO</text:p>
          </table:table-cell>
          <table:table-cell table:style-name="ce167"/>
          <table:table-cell table:style-name="ce167" office:value-type="string">
            <text:p>NO</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74">
          <table:table-cell table:style-name="ce38" office:value-type="string">
            <text:p>TE063_UpdateMediumName</text:p>
          </table:table-cell>
          <table:table-cell table:style-name="ce38"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7">
          <table:table-cell table:style-name="ce38" office:value-type="string">
            <text:p>TE065_UpdateMediumDescription</text:p>
          </table:table-cell>
          <table:table-cell table:style-name="ce38"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066_UpdateMediumTags</text:p>
          </table:table-cell>
          <table:table-cell table:style-name="ce38"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067_AddMediumCategory</text:p>
          </table:table-cell>
          <table:table-cell table:style-name="ce38"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7">
          <table:table-cell table:style-name="ce38" office:value-type="string">
            <text:p>TE069_RemoveMediumCategory</text:p>
          </table:table-cell>
          <table:table-cell table:style-name="ce38"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8" office:value-type="string">
            <text:p>TE070_ViewAllTypesOfMedium</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8" office:value-type="string">
            <text:p>TE071_AttachFileToMedium</text:p>
          </table:table-cell>
          <table:table-cell table:style-name="ce38"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4">
          <table:table-cell table:style-name="ce38" office:value-type="string">
            <text:p>TE072_DeleteMediumAttachment</text:p>
          </table:table-cell>
          <table:table-cell table:style-name="ce38"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6">
          <table:table-cell table:style-name="ce38" office:value-type="string">
            <text:p>TE073</text:p>
          </table:table-cell>
          <table:table-cell table:style-name="ce38"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6">
          <table:table-cell table:style-name="ce38" office:value-type="string">
            <text:p>TE074_TransmissionNamedAttachment</text:p>
          </table:table-cell>
          <table:table-cell table:style-name="ce38"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8" office:value-type="string">
            <text:p>TE075_TransmissionMediumURLAttachment</text:p>
          </table:table-cell>
          <table:table-cell table:style-name="ce38"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6</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94">
          <table:table-cell table:style-name="ce38" office:value-type="string">
            <text:p>TE077</text:p>
          </table:table-cell>
          <table:table-cell table:style-name="ce38"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6">
          <table:table-cell table:style-name="ce38" office:value-type="string">
            <text:p>TE078</text:p>
          </table:table-cell>
          <table:table-cell table:style-name="ce38"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80</text:p>
          </table:table-cell>
          <table:table-cell table:style-name="ce38"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083</text:p>
          </table:table-cell>
          <table:table-cell table:style-name="ce38"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10">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3">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1">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63">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3">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6"/>
          <table:table-cell table:style-name="ce170" table:number-columns-repeated="999"/>
        </table:table-row>
        <table:table-row table:style-name="ro10">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62"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129</text:p>
          </table:table-cell>
          <table:table-cell table:style-name="ce38" office:value-type="string">
            <text:p>L1</text:p>
          </table:table-cell>
          <table:table-cell table:style-name="ce38" office:value-type="string">
            <text:p>Phase-Map</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47" office:value-type="string">
            <text:p>YES</text:p>
          </table:table-cell>
          <table:table-cell table:style-name="ce147" office:value-type="string">
            <text:p>NO</text:p>
          </table:table-cell>
          <table:table-cell table:style-name="ce147"/>
          <table:table-cell table:style-name="ce147" office:value-type="string">
            <text:p>YES</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1" office:value-type="string">
            <text:p>Organization Mission</text:p>
          </table:table-cell>
          <table:table-cell table:style-name="ce91"/>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1"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1"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4">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5">
          <table:table-cell table:style-name="ce102" office:value-type="string">
            <text:p>TE174</text:p>
          </table:table-cell>
          <table:table-cell table:style-name="ce102"/>
          <table:table-cell table:style-name="ce102" office:value-type="string">
            <text:p>Network entity</text:p>
          </table:table-cell>
          <table:table-cell table:style-name="ce102" table:number-columns-repeated="3"/>
          <table:table-cell table:style-name="ce102" office:value-type="string">
            <text:p>· Verify that Network entity can be created</text:p>
          </table:table-cell>
          <table:table-cell table:style-name="ce102" table:number-columns-repeated="5"/>
          <table:table-cell table:style-name="ce168" table:number-columns-repeated="13"/>
          <table:table-cell table:style-name="ce173" table:number-columns-repeated="999"/>
        </table:table-row>
        <table:table-row table:style-name="ro95">
          <table:table-cell table:style-name="ce102" office:value-type="string">
            <text:p>TE175</text:p>
          </table:table-cell>
          <table:table-cell table:style-name="ce102"/>
          <table:table-cell table:style-name="ce102" office:value-type="string">
            <text:p>Issue View</text:p>
          </table:table-cell>
          <table:table-cell table:style-name="ce102" table:number-columns-repeated="3"/>
          <table:table-cell table:style-name="ce102" office:value-type="string">
            <text:p>· Verify that Issue view can be created</text:p>
          </table:table-cell>
          <table:table-cell table:style-name="ce102" table:number-columns-repeated="5"/>
          <table:table-cell table:style-name="ce168" table:number-columns-repeated="13"/>
          <table:table-cell table:style-name="ce173" table:number-columns-repeated="999"/>
        </table:table-row>
        <table:table-row table:style-name="ro67">
          <table:table-cell table:style-name="ce155" office:value-type="string">
            <text:p>TE176</text:p>
          </table:table-cell>
          <table:table-cell table:style-name="ce38" office:value-type="string">
            <text:p>L0</text:p>
          </table:table-cell>
          <table:table-cell table:style-name="ce154" office:value-type="string">
            <text:p>Mode of transmission: </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1"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155"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1"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155" office:value-type="string">
            <text:p>TE178</text:p>
          </table:table-cell>
          <table:table-cell table:style-name="ce38"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155" office:value-type="string">
            <text:p>TE179</text:p>
          </table:table-cell>
          <table:table-cell table:style-name="ce38"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155" office:value-type="string">
            <text:p>TE180</text:p>
          </table:table-cell>
          <table:table-cell table:style-name="ce38"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155" office:value-type="string">
            <text:p>TE181</text:p>
          </table:table-cell>
          <table:table-cell table:style-name="ce38"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155" office:value-type="string">
            <text:p>TE182</text:p>
          </table:table-cell>
          <table:table-cell table:style-name="ce38"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155" office:value-type="string">
            <text:p>TE183</text:p>
          </table:table-cell>
          <table:table-cell table:style-name="ce38"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4">
          <table:table-cell table:style-name="ce156" office:value-type="string">
            <text:p>TE184</text:p>
          </table:table-cell>
          <table:table-cell table:style-name="ce156" office:value-type="string">
            <text:p>L2</text:p>
          </table:table-cell>
          <table:table-cell table:style-name="ce162" office:value-type="string">
            <text:p>Create Organization with more than 100 Characters.</text:p>
          </table:table-cell>
          <table:table-cell table:style-name="ce156"/>
          <table:table-cell table:style-name="ce16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6"/>
          <table:table-cell table:style-name="ce162" office:value-type="string">
            <text:p>1. Verify that UI of Organization Window Should not get disturbed</text:p>
          </table:table-cell>
          <table:table-cell table:style-name="ce156"/>
          <table:table-cell table:style-name="ce156" office:value-type="string">
            <text:p>FAIL</text:p>
          </table:table-cell>
          <table:table-cell table:style-name="ce156"/>
          <table:table-cell table:style-name="ce156" office:value-type="string">
            <text:p>#196</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96">
          <table:table-cell table:style-name="ce156" office:value-type="string">
            <text:p>TE185</text:p>
          </table:table-cell>
          <table:table-cell table:style-name="ce156" office:value-type="string">
            <text:p>L2</text:p>
          </table:table-cell>
          <table:table-cell table:style-name="ce162" office:value-type="string">
            <text:p>Create Organization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6"/>
          <table:table-cell table:style-name="ce162" office:value-type="string">
            <text:p>1. Verify that UI of Organization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7</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0">
          <table:table-cell table:style-name="ce157" office:value-type="string">
            <text:p>TE186</text:p>
          </table:table-cell>
          <table:table-cell table:style-name="ce156" office:value-type="string">
            <text:p>L2</text:p>
          </table:table-cell>
          <table:table-cell table:style-name="ce162" office:value-type="string">
            <text:p>Create Phase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6"/>
          <table:table-cell table:style-name="ce162" office:value-type="string">
            <text:p>1. Verify that UI of Phase Window Should not get disturbed</text:p>
          </table:table-cell>
          <table:table-cell table:style-name="ce156"/>
          <table:table-cell table:style-name="ce156" office:value-type="string">
            <text:p>FAIL</text:p>
          </table:table-cell>
          <table:table-cell table:style-name="ce156"/>
          <table:table-cell table:style-name="ce156" office:value-type="string">
            <text:p>#198</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
          <table:table-cell table:style-name="ce157" office:value-type="string">
            <text:p>TE187</text:p>
          </table:table-cell>
          <table:table-cell table:style-name="ce156" office:value-type="string">
            <text:p>L2</text:p>
          </table:table-cell>
          <table:table-cell table:style-name="ce162" office:value-type="string">
            <text:p>Create Phase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6"/>
          <table:table-cell table:style-name="ce162" office:value-type="string">
            <text:p>1. Verify that UI of Phas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9</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1">
          <table:table-cell table:style-name="ce157" office:value-type="string">
            <text:p>TE188</text:p>
          </table:table-cell>
          <table:table-cell table:style-name="ce156" office:value-type="string">
            <text:p>L2</text:p>
          </table:table-cell>
          <table:table-cell table:style-name="ce162" office:value-type="string">
            <text:p>Create Locale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6"/>
          <table:table-cell table:style-name="ce162" office:value-type="string">
            <text:p>1. Verify that UI of Locale Window Should not get disturbed</text:p>
          </table:table-cell>
          <table:table-cell table:style-name="ce156"/>
          <table:table-cell table:style-name="ce156" office:value-type="string">
            <text:p>FAIL</text:p>
          </table:table-cell>
          <table:table-cell table:style-name="ce156"/>
          <table:table-cell table:style-name="ce156" office:value-type="string">
            <text:p>#20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65">
          <table:table-cell table:style-name="ce158" office:value-type="string">
            <text:p>TE189</text:p>
          </table:table-cell>
          <table:table-cell table:style-name="ce156" office:value-type="string">
            <text:p>L2</text:p>
          </table:table-cell>
          <table:table-cell table:style-name="ce162" office:value-type="string">
            <text:p>Create Locale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6"/>
          <table:table-cell table:style-name="ce162" office:value-type="string">
            <text:p>1. Verify that UI of Local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1</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65">
          <table:table-cell table:style-name="ce158" office:value-type="string">
            <text:p>TE190</text:p>
          </table:table-cell>
          <table:table-cell table:style-name="ce156" office:value-type="string">
            <text:p>L2</text:p>
          </table:table-cell>
          <table:table-cell table:style-name="ce162" office:value-type="string">
            <text:p>Create Event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6"/>
          <table:table-cell table:style-name="ce162" office:value-type="string">
            <text:p>1. Verify that UI of Event Window Should not get disturbed</text:p>
          </table:table-cell>
          <table:table-cell table:style-name="ce156"/>
          <table:table-cell table:style-name="ce156" office:value-type="string">
            <text:p>FAIL</text:p>
          </table:table-cell>
          <table:table-cell table:style-name="ce156"/>
          <table:table-cell table:style-name="ce156" office:value-type="string">
            <text:p>#202</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67">
          <table:table-cell table:style-name="ce158" office:value-type="string">
            <text:p>TE191</text:p>
          </table:table-cell>
          <table:table-cell table:style-name="ce156" office:value-type="string">
            <text:p>L2</text:p>
          </table:table-cell>
          <table:table-cell table:style-name="ce162" office:value-type="string">
            <text:p>Create Event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6"/>
          <table:table-cell table:style-name="ce162" office:value-type="string">
            <text:p>1. Verify that UI of Ev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3</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74">
          <table:table-cell table:style-name="ce158" office:value-type="string">
            <text:p>TE192</text:p>
          </table:table-cell>
          <table:table-cell table:style-name="ce156" office:value-type="string">
            <text:p>L2</text:p>
          </table:table-cell>
          <table:table-cell table:style-name="ce162" office:value-type="string">
            <text:p>Create Agent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6"/>
          <table:table-cell table:style-name="ce162" office:value-type="string">
            <text:p>1. Verify that UI of Agent Window Should not get disturbed</text:p>
          </table:table-cell>
          <table:table-cell table:style-name="ce156"/>
          <table:table-cell table:style-name="ce156" office:value-type="string">
            <text:p>FAIL</text:p>
          </table:table-cell>
          <table:table-cell table:style-name="ce156"/>
          <table:table-cell table:style-name="ce156" office:value-type="string">
            <text:p>#204</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67">
          <table:table-cell table:style-name="ce157" office:value-type="string">
            <text:p>TE193</text:p>
          </table:table-cell>
          <table:table-cell table:style-name="ce156" office:value-type="string">
            <text:p>L2</text:p>
          </table:table-cell>
          <table:table-cell table:style-name="ce162" office:value-type="string">
            <text:p>Create Agent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6"/>
          <table:table-cell table:style-name="ce162" office:value-type="string">
            <text:p>1. Verify that UI of Ag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5</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99">
          <table:table-cell table:style-name="ce157" office:value-type="string">
            <text:p>TE194</text:p>
          </table:table-cell>
          <table:table-cell table:style-name="ce157" office:value-type="string">
            <text:p>L2</text:p>
          </table:table-cell>
          <table:table-cell table:style-name="ce163" office:value-type="string">
            <text:p>Update Medium name with more than 100 Characters</text:p>
          </table:table-cell>
          <table:table-cell table:style-name="ce157"/>
          <table:table-cell table:style-name="ce16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7"/>
          <table:table-cell table:style-name="ce163" office:value-type="string">
            <text:p>1. Verify that UI of Transmission Medium <text:s/>Window Should not get disturbed</text:p>
          </table:table-cell>
          <table:table-cell table:style-name="ce157"/>
          <table:table-cell table:style-name="ce157" office:value-type="string">
            <text:p>FAIL</text:p>
          </table:table-cell>
          <table:table-cell table:style-name="ce157"/>
          <table:table-cell table:style-name="ce157" office:value-type="string">
            <text:p>#210</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9" office:value-type="string">
            <text:p>YES</text:p>
          </table:table-cell>
          <table:table-cell table:style-name="ce169" office:value-type="string">
            <text:p>YES</text:p>
          </table:table-cell>
          <table:table-cell table:style-name="ce169"/>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1005"/>
        </table:table-row>
        <table:table-row table:style-name="ro67">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9" office:value-type="string">
            <text:p>YES</text:p>
          </table:table-cell>
          <table:table-cell table:style-name="ce169" office:value-type="string">
            <text:p>YES</text:p>
          </table:table-cell>
          <table:table-cell table:style-name="ce169"/>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1005"/>
        </table:table-row>
        <table:table-row table:style-name="ro96">
          <table:table-cell table:style-name="ce159" office:value-type="string">
            <text:p>TE198</text:p>
          </table:table-cell>
          <table:table-cell table:style-name="ce161" office:value-type="string">
            <text:p>L0</text:p>
          </table:table-cell>
          <table:table-cell table:style-name="ce161" office:value-type="string">
            <text:p>Agent Clearances</text:p>
          </table:table-cell>
          <table:table-cell table:style-name="ce161"/>
          <table:table-cell table:style-name="ce165"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1"/>
          <table:table-cell table:style-name="ce165" office:value-type="string">
            <text:p>1. Verify that Clearances gets added</text:p>
          </table:table-cell>
          <table:table-cell table:style-name="ce161"/>
          <table:table-cell table:style-name="ce161" office:value-type="string">
            <text:p>PASS</text:p>
          </table:table-cell>
          <table:table-cell table:style-name="ce161" office:value-type="string">
            <text:p>NO</text:p>
          </table:table-cell>
          <table:table-cell table:style-name="ce161" table:number-columns-repeated="2"/>
          <table:table-cell table:style-name="ce155"/>
          <table:table-cell table:style-name="ce161" table:number-columns-repeated="3"/>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10"/>
        <table:table-column table:style-name="co69" table:default-cell-style-name="ce110"/>
        <table:table-column table:style-name="co102" table:default-cell-style-name="ce174"/>
        <table:table-column table:style-name="co10" table:default-cell-style-name="ce110"/>
        <table:table-column table:style-name="co103" table:default-cell-style-name="ce110"/>
        <table:table-column table:style-name="co15" table:default-cell-style-name="ce174"/>
        <table:table-column table:style-name="co102" table:default-cell-style-name="ce110"/>
        <table:table-column table:style-name="co73" table:default-cell-style-name="ce110"/>
        <table:table-column table:style-name="co34" table:default-cell-style-name="ce110"/>
        <table:table-column table:style-name="co62" table:default-cell-style-name="ce110"/>
        <table:table-column table:style-name="co34" table:default-cell-style-name="ce110"/>
        <table:table-column table:style-name="co64" table:default-cell-style-name="ce110"/>
        <table:table-column table:style-name="co34" table:visibility="collapse" table:number-columns-repeated="5" table:default-cell-style-name="ce110"/>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10"/>
        <table:table-column table:style-name="co34" table:default-cell-style-name="ce24"/>
        <table:table-column table:style-name="co23"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3" table:number-columns-repeated="1002"/>
          <table:table-cell table:number-columns-repeated="2"/>
        </table:table-row>
        <table:table-row table:style-name="ro100">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Verify that event is g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4"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3">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10"/>
        <table:table-column table:style-name="co41" table:default-cell-style-name="ce1"/>
        <table:table-column table:style-name="co107" table:default-cell-style-name="ce174"/>
        <table:table-column table:style-name="co108" table:default-cell-style-name="ce110"/>
        <table:table-column table:style-name="co109" table:default-cell-style-name="ce110"/>
        <table:table-column table:style-name="co15" table:default-cell-style-name="ce174"/>
        <table:table-column table:style-name="co110" table:default-cell-style-name="ce110"/>
        <table:table-column table:style-name="co111" table:default-cell-style-name="ce110"/>
        <table:table-column table:style-name="co112" table:default-cell-style-name="ce110"/>
        <table:table-column table:style-name="co113" table:default-cell-style-name="ce110"/>
        <table:table-column table:style-name="co114" table:default-cell-style-name="ce110"/>
        <table:table-column table:style-name="co115" table:default-cell-style-name="ce110"/>
        <table:table-column table:style-name="co116" table:visibility="collapse" table:default-cell-style-name="ce110"/>
        <table:table-column table:style-name="co117" table:default-cell-style-name="ce110"/>
        <table:table-column table:style-name="co118" table:default-cell-style-name="ce110"/>
        <table:table-column table:style-name="co24" table:default-cell-style-name="ce110"/>
        <table:table-column table:style-name="co34" table:number-columns-repeated="1003" table:default-cell-style-name="ce110"/>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text:s/>19,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3" table:number-columns-repeated="1003"/>
          <table:table-cell table:number-columns-repeated="5"/>
        </table:table-row>
        <table:table-row table:style-name="ro105">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6">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4" table:number-columns-repeated="995"/>
          <table:table-cell table:style-name="ce19" table:number-columns-repeated="2"/>
          <table:table-cell table:style-name="ce59" table:number-columns-repeated="3"/>
        </table:table-row>
        <table:table-row table:style-name="ro9">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7">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39">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3">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4" table:number-columns-repeated="995"/>
          <table:table-cell table:style-name="ce19" table:number-columns-repeated="2"/>
          <table:table-cell table:number-columns-repeated="3"/>
        </table:table-row>
        <table:table-row table:style-name="ro63">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8">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15" table:number-columns-repeated="995"/>
          <table:table-cell table:style-name="ce85" table:number-columns-repeated="2"/>
          <table:table-cell table:number-columns-repeated="3"/>
        </table:table-row>
        <table:table-row table:style-name="ro94">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5">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4"/>
          <table:table-cell table:style-name="ce1"/>
          <table:table-cell table:style-name="ce174"/>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0"/>
        <table:table-column table:style-name="co69" table:default-cell-style-name="ce110"/>
        <table:table-column table:style-name="co131" table:default-cell-style-name="ce174"/>
        <table:table-column table:style-name="co10" table:default-cell-style-name="ce110"/>
        <table:table-column table:style-name="co132" table:default-cell-style-name="ce110"/>
        <table:table-column table:style-name="co15" table:default-cell-style-name="ce174"/>
        <table:table-column table:style-name="co133" table:default-cell-style-name="ce110"/>
        <table:table-column table:style-name="co73" table:default-cell-style-name="ce110"/>
        <table:table-column table:style-name="co79" table:default-cell-style-name="ce110"/>
        <table:table-column table:style-name="co62" table:default-cell-style-name="ce110"/>
        <table:table-column table:style-name="co49" table:number-columns-repeated="2" table:default-cell-style-name="ce110"/>
        <table:table-column table:style-name="co49" table:visibility="collapse" table:number-columns-repeated="5" table:default-cell-style-name="ce110"/>
        <table:table-column table:style-name="co117" table:default-cell-style-name="ce110"/>
        <table:table-column table:style-name="co118" table:default-cell-style-name="ce110"/>
        <table:table-column table:style-name="co24" table:default-cell-style-name="ce110"/>
        <table:table-column table:style-name="co49" table:number-columns-repeated="1002" table:default-cell-style-name="ce110"/>
        <table:table-column table:style-name="co49" table:default-cell-style-name="ce24"/>
        <table:table-column table:style-name="co23" table:default-cell-style-name="ce24"/>
        <table:table-row table:style-name="ro13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9 ,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3" table:number-columns-repeated="1002"/>
          <table:table-cell table:number-columns-repeated="2"/>
        </table:table-row>
        <table:table-row table:style-name="ro137">
          <table:table-cell table:style-name="ce55" office:value-type="string">
            <text:p>PE001</text:p>
          </table:table-cell>
          <table:table-cell table:style-name="ce55" office:value-type="string">
            <text:p>L1</text:p>
          </table:table-cell>
          <table:table-cell table:style-name="ce185" office:value-type="string">
            <text:p>Owner Name Checking</text:p>
          </table:table-cell>
          <table:table-cell table:style-name="ce186"/>
          <table:table-cell table:style-name="ce185"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85"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86" office:value-type="string">
            <text:p>NO</text:p>
          </table:table-cell>
          <table:table-cell table:style-name="ce186"/>
          <table:table-cell table:style-name="ce186" office:value-type="string">
            <text:p>Obsolute</text:p>
          </table:table-cell>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47" office:value-type="string">
            <text:p>NO</text:p>
          </table:table-cell>
          <table:table-cell table:style-name="ce186" table:number-columns-repeated="6"/>
          <table:table-cell table:style-name="ce187" table:number-columns-repeated="996"/>
          <table:table-cell table:style-name="ce85" table:number-columns-repeated="2"/>
        </table:table-row>
        <table:table-row table:style-name="ro138">
          <table:table-cell table:style-name="ce55" office:value-type="string">
            <text:p>PE002</text:p>
          </table:table-cell>
          <table:table-cell table:style-name="ce55" office:value-type="string">
            <text:p>L1</text:p>
          </table:table-cell>
          <table:table-cell table:style-name="ce185" office:value-type="string">
            <text:p>MAP Size</text:p>
          </table:table-cell>
          <table:table-cell table:style-name="ce186"/>
          <table:table-cell table:style-name="ce185"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85"/>
          <table:table-cell table:style-name="ce185"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86" office:value-type="string">
            <text:p>NO</text:p>
          </table:table-cell>
          <table:table-cell table:style-name="ce186"/>
          <table:table-cell table:style-name="ce186" office:value-type="string">
            <text:p>Obsolute</text:p>
          </table:table-cell>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47" office:value-type="string">
            <text:p>NO</text:p>
          </table:table-cell>
          <table:table-cell table:style-name="ce186" table:number-columns-repeated="6"/>
          <table:table-cell table:style-name="ce187" table:number-columns-repeated="996"/>
          <table:table-cell table:style-name="ce85" table:number-columns-repeated="2"/>
        </table:table-row>
        <table:table-row table:style-name="ro79">
          <table:table-cell table:style-name="ce55" office:value-type="string">
            <text:p>PE003</text:p>
          </table:table-cell>
          <table:table-cell table:style-name="ce55" office:value-type="string">
            <text:p>L0</text:p>
          </table:table-cell>
          <table:table-cell table:style-name="ce185" office:value-type="string">
            <text:p>Map According to “Procedures”</text:p>
          </table:table-cell>
          <table:table-cell table:style-name="ce186"/>
          <table:table-cell table:style-name="ce185" office:value-type="string">
            <text:p>1. Login to the Channels with valid credentials</text:p>
            <text:p>2. Click on Procedures Explorer</text:p>
            <text:p>3. Enter the organization name &amp; press enter</text:p>
            <text:p>4. Click on 'Go' Button</text:p>
          </table:table-cell>
          <table:table-cell table:style-name="ce185"/>
          <table:table-cell table:style-name="ce185" office:value-type="string">
            <text:p>1. Verify that clicking on 'Go' button appropriate map is displayed</text:p>
          </table:table-cell>
          <table:table-cell table:style-name="ce55"/>
          <table:table-cell table:style-name="ce55" office:value-type="string">
            <text:p>FAIL</text:p>
          </table:table-cell>
          <table:table-cell table:style-name="ce186" office:value-type="string">
            <text:p>NO</text:p>
          </table:table-cell>
          <table:table-cell table:style-name="ce186"/>
          <table:table-cell table:style-name="ce186" office:value-type="string">
            <text:p>Obsolute</text:p>
          </table:table-cell>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47" office:value-type="string">
            <text:p>NO</text:p>
          </table:table-cell>
          <table:table-cell table:style-name="ce186" table:number-columns-repeated="6"/>
          <table:table-cell table:style-name="ce187" table:number-columns-repeated="996"/>
          <table:table-cell table:style-name="ce85" table:number-columns-repeated="2"/>
        </table:table-row>
        <table:table-row table:style-name="ro139">
          <table:table-cell table:style-name="ce55" office:value-type="string">
            <text:p>PE004</text:p>
          </table:table-cell>
          <table:table-cell table:style-name="ce55" office:value-type="string">
            <text:p>L0</text:p>
          </table:table-cell>
          <table:table-cell table:style-name="ce185" office:value-type="string">
            <text:p>Map According to “By”</text:p>
          </table:table-cell>
          <table:table-cell table:style-name="ce55"/>
          <table:table-cell table:style-name="ce185"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85"/>
          <table:table-cell table:style-name="ce185" office:value-type="string">
            <text:p>1. Verify that clicking on 'Go' button appropriate map is displayed</text:p>
          </table:table-cell>
          <table:table-cell table:style-name="ce55"/>
          <table:table-cell table:style-name="ce55" office:value-type="string">
            <text:p>FAIL</text:p>
          </table:table-cell>
          <table:table-cell table:style-name="ce186" office:value-type="string">
            <text:p>NO</text:p>
          </table:table-cell>
          <table:table-cell table:style-name="ce55"/>
          <table:table-cell table:style-name="ce186" office:value-type="string">
            <text:p>Obsolute</text:p>
          </table:table-cell>
          <table:table-cell table:style-name="ce186"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40">
          <table:table-cell table:style-name="ce55" office:value-type="string">
            <text:p>PE005</text:p>
          </table:table-cell>
          <table:table-cell table:style-name="ce55" office:value-type="string">
            <text:p>L0</text:p>
          </table:table-cell>
          <table:table-cell table:style-name="ce185" office:value-type="string">
            <text:p>Map According to “Focusing on”</text:p>
          </table:table-cell>
          <table:table-cell table:style-name="ce55"/>
          <table:table-cell table:style-name="ce185"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85"/>
          <table:table-cell table:style-name="ce185" office:value-type="string">
            <text:p>1. Verify that clicking on 'Go' button appropriate map is displayed</text:p>
          </table:table-cell>
          <table:table-cell table:style-name="ce55"/>
          <table:table-cell table:style-name="ce55" office:value-type="string">
            <text:p>FAIL</text:p>
          </table:table-cell>
          <table:table-cell table:style-name="ce186" office:value-type="string">
            <text:p>NO</text:p>
          </table:table-cell>
          <table:table-cell table:style-name="ce55"/>
          <table:table-cell table:style-name="ce18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41">
          <table:table-cell table:style-name="ce55" office:value-type="string">
            <text:p>PE006</text:p>
          </table:table-cell>
          <table:table-cell table:style-name="ce55" office:value-type="string">
            <text:p>L0</text:p>
          </table:table-cell>
          <table:table-cell table:style-name="ce185" office:value-type="string">
            <text:p>Map According to “Procedures” and “By”</text:p>
          </table:table-cell>
          <table:table-cell table:style-name="ce55"/>
          <table:table-cell table:style-name="ce185"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85"/>
          <table:table-cell table:style-name="ce185" office:value-type="string">
            <text:p>1. Verify that clicking on 'Go' button appropriate map is displayed</text:p>
          </table:table-cell>
          <table:table-cell table:style-name="ce55"/>
          <table:table-cell table:style-name="ce55" office:value-type="string">
            <text:p>FAIL</text:p>
          </table:table-cell>
          <table:table-cell table:style-name="ce186" office:value-type="string">
            <text:p>NO</text:p>
          </table:table-cell>
          <table:table-cell table:style-name="ce55"/>
          <table:table-cell table:style-name="ce18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74">
          <table:table-cell table:style-name="ce55" office:value-type="string">
            <text:p>PE007</text:p>
          </table:table-cell>
          <table:table-cell table:style-name="ce55" office:value-type="string">
            <text:p>L0</text:p>
          </table:table-cell>
          <table:table-cell table:style-name="ce185" office:value-type="string">
            <text:p>Map According to “Procedures” and “Focusing on”</text:p>
          </table:table-cell>
          <table:table-cell table:style-name="ce55"/>
          <table:table-cell table:style-name="ce185"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85"/>
          <table:table-cell table:style-name="ce185" office:value-type="string">
            <text:p>1. Verify that clicking on 'Go' button appropriate map is displayed</text:p>
          </table:table-cell>
          <table:table-cell table:style-name="ce55"/>
          <table:table-cell table:style-name="ce55" office:value-type="string">
            <text:p>FAIL</text:p>
          </table:table-cell>
          <table:table-cell table:style-name="ce186" office:value-type="string">
            <text:p>NO</text:p>
          </table:table-cell>
          <table:table-cell table:style-name="ce55"/>
          <table:table-cell table:style-name="ce18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42">
          <table:table-cell table:style-name="ce55" office:value-type="string">
            <text:p>PE008</text:p>
          </table:table-cell>
          <table:table-cell table:style-name="ce55" office:value-type="string">
            <text:p>L0</text:p>
          </table:table-cell>
          <table:table-cell table:style-name="ce185" office:value-type="string">
            <text:p>Map According to “By” and “Focusing on”</text:p>
          </table:table-cell>
          <table:table-cell table:style-name="ce55"/>
          <table:table-cell table:style-name="ce185"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85"/>
          <table:table-cell table:style-name="ce185" office:value-type="string">
            <text:p>1. Verify that clicking on 'Go' button appropriate map is displayed</text:p>
          </table:table-cell>
          <table:table-cell table:style-name="ce55"/>
          <table:table-cell table:style-name="ce55" office:value-type="string">
            <text:p>FAIL</text:p>
          </table:table-cell>
          <table:table-cell table:style-name="ce186" office:value-type="string">
            <text:p>NO</text:p>
          </table:table-cell>
          <table:table-cell table:style-name="ce55"/>
          <table:table-cell table:style-name="ce18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43">
          <table:table-cell table:style-name="ce55" office:value-type="string">
            <text:p>A</text:p>
          </table:table-cell>
          <table:table-cell table:style-name="ce55" office:value-type="string">
            <text:p>L1</text:p>
          </table:table-cell>
          <table:table-cell table:style-name="ce185" office:value-type="string">
            <text:p>“Home” icon Link</text:p>
          </table:table-cell>
          <table:table-cell table:style-name="ce55"/>
          <table:table-cell table:style-name="ce185" office:value-type="string">
            <text:p>1. Login to the Channels with valid credentials</text:p>
            <text:p>2. Click on Procedures Explorer</text:p>
            <text:p>3. Click on 'Home' Icon</text:p>
          </table:table-cell>
          <table:table-cell table:style-name="ce185"/>
          <table:table-cell table:style-name="ce185" office:value-type="string">
            <text:p>1. Verify that the on clicking Home icon Home page renders successfully</text:p>
          </table:table-cell>
          <table:table-cell table:style-name="ce55"/>
          <table:table-cell table:style-name="ce55" office:value-type="string">
            <text:p>FAIL</text:p>
          </table:table-cell>
          <table:table-cell table:style-name="ce186" office:value-type="string">
            <text:p>NO</text:p>
          </table:table-cell>
          <table:table-cell table:style-name="ce55"/>
          <table:table-cell table:style-name="ce18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44">
          <table:table-cell table:style-name="ce55" office:value-type="string">
            <text:p>PE010</text:p>
          </table:table-cell>
          <table:table-cell table:style-name="ce55" office:value-type="string">
            <text:p>L0</text:p>
          </table:table-cell>
          <table:table-cell table:style-name="ce185" office:value-type="string">
            <text:p>“Show Report” option</text:p>
          </table:table-cell>
          <table:table-cell table:style-name="ce55"/>
          <table:table-cell table:style-name="ce185" office:value-type="string">
            <text:p>1. Login to the Channels with valid credentials</text:p>
            <text:p>2. Click on Procedures Explorer</text:p>
            <text:p>3. Click on 'Show Report' Button</text:p>
          </table:table-cell>
          <table:table-cell table:style-name="ce185"/>
          <table:table-cell table:style-name="ce185" office:value-type="string">
            <text:p>1. Verify that report is displayed successfully</text:p>
          </table:table-cell>
          <table:table-cell table:style-name="ce55"/>
          <table:table-cell table:style-name="ce55" office:value-type="string">
            <text:p>FAIL</text:p>
          </table:table-cell>
          <table:table-cell table:style-name="ce186" office:value-type="string">
            <text:p>NO</text:p>
          </table:table-cell>
          <table:table-cell table:style-name="ce55"/>
          <table:table-cell table:style-name="ce18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45">
          <table:table-cell table:style-name="ce55" office:value-type="string">
            <text:p>PE011</text:p>
          </table:table-cell>
          <table:table-cell table:style-name="ce55" office:value-type="string">
            <text:p>L0</text:p>
          </table:table-cell>
          <table:table-cell table:style-name="ce185" office:value-type="string">
            <text:p>“Show Map” Option</text:p>
          </table:table-cell>
          <table:table-cell table:style-name="ce55"/>
          <table:table-cell table:style-name="ce185" office:value-type="string">
            <text:p>1. Login to the Channels with valid credentials</text:p>
            <text:p>2. Click on Procedures Explorer</text:p>
            <text:p>3. Click on 'Show Report' Button</text:p>
            <text:p>4. Click on 'Show Map' Button</text:p>
          </table:table-cell>
          <table:table-cell table:style-name="ce185"/>
          <table:table-cell table:style-name="ce185"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86" office:value-type="string">
            <text:p>NO</text:p>
          </table:table-cell>
          <table:table-cell table:style-name="ce55"/>
          <table:table-cell table:style-name="ce18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46">
          <table:table-cell table:style-name="ce55" office:value-type="string">
            <text:p>PE012</text:p>
          </table:table-cell>
          <table:table-cell table:style-name="ce55" office:value-type="string">
            <text:p>L0</text:p>
          </table:table-cell>
          <table:table-cell table:style-name="ce185" office:value-type="string">
            <text:p>“Sign Out” Button</text:p>
          </table:table-cell>
          <table:table-cell table:style-name="ce55"/>
          <table:table-cell table:style-name="ce185" office:value-type="string">
            <text:p>1. Login to the Channels with valid credentials</text:p>
            <text:p>2. Click on Procedures Explorer</text:p>
            <text:p>3. Click on 'Sign Out' Button</text:p>
          </table:table-cell>
          <table:table-cell table:style-name="ce185"/>
          <table:table-cell table:style-name="ce185"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86" office:value-type="string">
            <text:p>NO</text:p>
          </table:table-cell>
          <table:table-cell table:style-name="ce55"/>
          <table:table-cell table:style-name="ce18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47">
          <table:table-cell table:style-name="ce55" office:value-type="string">
            <text:p>PE013</text:p>
          </table:table-cell>
          <table:table-cell table:style-name="ce55" office:value-type="string">
            <text:p>L2</text:p>
          </table:table-cell>
          <table:table-cell table:style-name="ce185" office:value-type="string">
            <text:p>Invalid Organization or Invalid Agent</text:p>
          </table:table-cell>
          <table:table-cell table:style-name="ce55"/>
          <table:table-cell table:style-name="ce185"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85"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86" office:value-type="string">
            <text:p>NO</text:p>
          </table:table-cell>
          <table:table-cell table:style-name="ce55"/>
          <table:table-cell table:style-name="ce18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2" table:number-rows-repeated="2">
          <table:table-cell table:style-name="ce1" table:number-columns-repeated="2"/>
          <table:table-cell table:style-name="ce95"/>
          <table:table-cell table:style-name="ce1" table:number-columns-repeated="2"/>
          <table:table-cell table:style-name="ce95"/>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74"/>
        <table:table-column table:style-name="co69" table:default-cell-style-name="ce174"/>
        <table:table-column table:style-name="co102" table:default-cell-style-name="ce174"/>
        <table:table-column table:style-name="co10" table:default-cell-style-name="ce174"/>
        <table:table-column table:style-name="co123" table:default-cell-style-name="ce174"/>
        <table:table-column table:style-name="co102" table:default-cell-style-name="ce174"/>
        <table:table-column table:style-name="co124" table:default-cell-style-name="ce174"/>
        <table:table-column table:style-name="co73" table:default-cell-style-name="ce174"/>
        <table:table-column table:style-name="co79" table:default-cell-style-name="ce174"/>
        <table:table-column table:style-name="co62" table:default-cell-style-name="ce174"/>
        <table:table-column table:style-name="co34" table:default-cell-style-name="ce174"/>
        <table:table-column table:style-name="co64" table:default-cell-style-name="ce174"/>
        <table:table-column table:style-name="co34" table:visibility="collapse" table:number-columns-repeated="5" table:default-cell-style-name="ce174"/>
        <table:table-column table:style-name="co117" table:default-cell-style-name="ce174"/>
        <table:table-column table:style-name="co118" table:default-cell-style-name="ce174"/>
        <table:table-column table:style-name="co24" table:default-cell-style-name="ce174"/>
        <table:table-column table:style-name="co34" table:number-columns-repeated="1002" table:default-cell-style-name="ce174"/>
        <table:table-column table:style-name="co34" table:default-cell-style-name="ce24"/>
        <table:table-column table:style-name="co23" table:default-cell-style-name="ce24"/>
        <table:table-row table:style-name="ro12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78"/>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9 ,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78" table:number-columns-repeated="1002"/>
          <table:table-cell table:number-columns-repeated="2"/>
        </table:table-row>
        <table:table-row table:style-name="ro74">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9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1">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2">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3">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4">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72">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5">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6">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7">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8">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9">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5">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96"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63">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96"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
          <table:table-cell table:style-name="ce95" table:number-columns-repeated="30"/>
          <table:table-cell table:number-columns-repeated="994"/>
        </table:table-row>
        <table:table-row table:style-name="ro2" table:number-rows-repeated="6">
          <table:table-cell table:style-name="ce95"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0"/>
        <table:table-column table:style-name="co125" table:default-cell-style-name="ce110"/>
        <table:table-column table:style-name="co28" table:default-cell-style-name="ce174"/>
        <table:table-column table:style-name="co12" table:default-cell-style-name="ce110"/>
        <table:table-column table:style-name="co126" table:default-cell-style-name="ce110"/>
        <table:table-column table:style-name="co15" table:default-cell-style-name="ce174"/>
        <table:table-column table:style-name="co127" table:default-cell-style-name="ce110"/>
        <table:table-column table:style-name="co128" table:default-cell-style-name="ce110"/>
        <table:table-column table:style-name="co10" table:default-cell-style-name="ce110"/>
        <table:table-column table:style-name="co129" table:default-cell-style-name="ce110"/>
        <table:table-column table:style-name="co8" table:default-cell-style-name="ce110"/>
        <table:table-column table:style-name="co130" table:default-cell-style-name="ce110"/>
        <table:table-column table:style-name="co34" table:visibility="collapse" table:number-columns-repeated="5" table:default-cell-style-name="ce110"/>
        <table:table-column table:style-name="co117" table:default-cell-style-name="ce110"/>
        <table:table-column table:style-name="co118" table:default-cell-style-name="ce110"/>
        <table:table-column table:style-name="co24" table:default-cell-style-name="ce110"/>
        <table:table-column table:style-name="co34" table:number-columns-repeated="1002" table:default-cell-style-name="ce110"/>
        <table:table-column table:style-name="co34" table:default-cell-style-name="ce24"/>
        <table:table-column table:style-name="co23" table:default-cell-style-name="ce24"/>
        <table:table-row table:style-name="ro131">
          <table:table-cell table:style-name="ce179" office:value-type="string">
            <text:p>TEST CASE ID</text:p>
          </table:table-cell>
          <table:table-cell table:style-name="ce179" office:value-type="string">
            <text:p>PRIORITY</text:p>
          </table:table-cell>
          <table:table-cell table:style-name="ce179" office:value-type="string">
            <text:p>TITLE</text:p>
          </table:table-cell>
          <table:table-cell table:style-name="ce179" office:value-type="string">
            <text:p>SET UP</text:p>
          </table:table-cell>
          <table:table-cell table:style-name="ce179" office:value-type="string">
            <text:p>STEPS</text:p>
          </table:table-cell>
          <table:table-cell table:style-name="ce179" office:value-type="string">
            <text:p>TEST DATA</text:p>
          </table:table-cell>
          <table:table-cell table:style-name="ce179" office:value-type="string">
            <text:p>EXPECTED RESULTS</text:p>
          </table:table-cell>
          <table:table-cell table:style-name="ce179" office:value-type="string">
            <text:p>ACTUAL RESULT</text:p>
          </table:table-cell>
          <table:table-cell table:style-name="ce179" office:value-type="string">
            <text:p>RESULT</text:p>
          </table:table-cell>
          <table:table-cell table:style-name="ce179" office:value-type="string">
            <text:p>AUTOMATED</text:p>
          </table:table-cell>
          <table:table-cell table:style-name="ce179" office:value-type="string">
            <text:p>TICKET ID</text:p>
          </table:table-cell>
          <table:table-cell table:style-name="ce179"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9 ,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3" table:number-columns-repeated="1002"/>
          <table:table-cell table:number-columns-repeated="2"/>
        </table:table-row>
        <table:table-row table:style-name="ro132">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14" table:number-columns-repeated="1002"/>
          <table:table-cell table:style-name="ce19" table:number-columns-repeated="2"/>
        </table:table-row>
        <table:table-row table:style-name="ro133">
          <table:table-cell table:style-name="ce91" office:value-type="string">
            <text:p>SG002_MyInfoSharingGuidelinesForUser</text:p>
          </table:table-cell>
          <table:table-cell table:style-name="ce38" office:value-type="string">
            <text:p>L0</text:p>
          </table:table-cell>
          <table:table-cell table:style-name="ce38" office:value-type="string">
            <text:p>My Information Sharing Guidelines</text:p>
          </table:table-cell>
          <table:table-cell table:style-name="ce38"/>
          <table:table-cell table:style-name="ce38" office:value-type="string">
            <text:p>1. Login to the Channels</text:p>
            <text:p>2. Click on 'My Information Sharing Guidelines'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4">
          <table:table-cell table:style-name="ce91"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4">
          <table:table-cell table:style-name="ce91"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5">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4"/>
          <table:table-cell/>
          <table:table-cell table:style-name="ce174"/>
          <table:table-cell table:number-columns-repeated="1017"/>
        </table:table-row>
        <table:table-row table:style-name="ro135">
          <table:table-cell table:number-columns-repeated="3"/>
          <table:table-cell table:style-name="ce1"/>
          <table:table-cell table:style-name="ce174"/>
          <table:table-cell/>
          <table:table-cell table:style-name="ce174"/>
          <table:table-cell table:number-columns-repeated="1017"/>
        </table:table-row>
        <table:table-row table:style-name="ro2" table:number-rows-repeated="4">
          <table:table-cell table:number-columns-repeated="3"/>
          <table:table-cell table:style-name="ce1"/>
          <table:table-cell table:style-name="ce174"/>
          <table:table-cell/>
          <table:table-cell table:style-name="ce174"/>
          <table:table-cell table:number-columns-repeated="1017"/>
        </table:table-row>
        <table:table-row table:style-name="ro2">
          <table:table-cell table:number-columns-repeated="3"/>
          <table:table-cell table:style-name="ce1"/>
          <table:table-cell table:style-name="ce174"/>
          <table:table-cell table:style-name="ce110"/>
          <table:table-cell table:style-name="ce174"/>
          <table:table-cell table:number-columns-repeated="1017"/>
        </table:table-row>
        <table:table-row table:style-name="ro2" table:number-rows-repeated="2">
          <table:table-cell table:number-columns-repeated="3"/>
          <table:table-cell table:style-name="ce1"/>
          <table:table-cell table:style-name="ce174"/>
          <table:table-cell table:style-name="ce1"/>
          <table:table-cell table:style-name="ce174"/>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4" table:default-cell-style-name="ce24"/>
        <table:table-column table:style-name="co65" table:default-cell-style-name="ce24"/>
        <table:table-column table:style-name="co135" table:default-cell-style-name="ce24"/>
        <table:table-column table:style-name="co65" table:default-cell-style-name="ce24"/>
        <table:table-column table:style-name="co136" table:default-cell-style-name="ce24"/>
        <table:table-column table:style-name="co65" table:number-columns-repeated="2" table:default-cell-style-name="ce24"/>
        <table:table-column table:style-name="co137"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136">
          <table:table-cell table:style-name="ce179" office:value-type="string">
            <text:p>TEST CASE ID</text:p>
          </table:table-cell>
          <table:table-cell table:style-name="ce179" office:value-type="string">
            <text:p>PRIORITY</text:p>
          </table:table-cell>
          <table:table-cell table:style-name="ce179" office:value-type="string">
            <text:p>TITLE</text:p>
          </table:table-cell>
          <table:table-cell table:style-name="ce179" office:value-type="string">
            <text:p>SET UP</text:p>
          </table:table-cell>
          <table:table-cell table:style-name="ce179" office:value-type="string">
            <text:p>STEPS</text:p>
          </table:table-cell>
          <table:table-cell table:style-name="ce179" office:value-type="string">
            <text:p>TEST DATA</text:p>
          </table:table-cell>
          <table:table-cell table:style-name="ce179" office:value-type="string">
            <text:p>EXPECTED RESULTS</text:p>
          </table:table-cell>
          <table:table-cell table:style-name="ce179" office:value-type="string">
            <text:p>ACTUAL RESULT</text:p>
          </table:table-cell>
          <table:table-cell table:style-name="ce179" office:value-type="string">
            <text:p>RESULT</text:p>
          </table:table-cell>
          <table:table-cell table:style-name="ce179" office:value-type="string">
            <text:p>AUTOMATED</text:p>
          </table:table-cell>
          <table:table-cell table:style-name="ce179" office:value-type="string">
            <text:p>TICKET ID</text:p>
          </table:table-cell>
          <table:table-cell table:style-name="ce179"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9 , 2011</text:p>
            <text:p>REVISION: 3563</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48">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8"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06" office:value-type="string">
            <text:p>YES</text:p>
          </table:table-cell>
          <table:table-cell table:style-name="ce91"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table-cell table:number-columns-repeated="1003"/>
        </table:table-row>
        <table:table-row table:style-name="ro149">
          <table:table-cell table:style-name="ce91"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table-cell table:number-columns-repeated="1003"/>
        </table:table-row>
        <table:table-row table:style-name="ro150">
          <table:table-cell table:style-name="ce91"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table-cell table:number-columns-repeated="1003"/>
        </table:table-row>
        <table:table-row table:style-name="ro151">
          <table:table-cell table:style-name="ce106" table:number-columns-repeated="2"/>
          <table:table-cell table:style-name="ce38" office:value-type="string">
            <text:p>Send Feedback Button</text:p>
          </table:table-cell>
          <table:table-cell table:style-name="ce106" table:number-columns-repeated="3"/>
          <table:table-cell table:style-name="ce106" office:value-type="string">
            <text:p>Refer Home Page - HP010</text:p>
          </table:table-cell>
          <table:table-cell table:style-name="ce106" table:number-columns-repeated="14"/>
          <table:table-cell table:number-columns-repeated="1003"/>
        </table:table-row>
        <table:table-row table:style-name="ro87">
          <table:table-cell table:style-name="ce106" table:number-columns-repeated="2"/>
          <table:table-cell table:style-name="ce38" office:value-type="string">
            <text:p>Sending feedback “As a question without urgent flag”</text:p>
          </table:table-cell>
          <table:table-cell table:style-name="ce106" table:number-columns-repeated="3"/>
          <table:table-cell table:style-name="ce106" office:value-type="string">
            <text:p>Refer Home Page - HP011</text:p>
          </table:table-cell>
          <table:table-cell table:style-name="ce106" table:number-columns-repeated="14"/>
          <table:table-cell table:number-columns-repeated="1003"/>
        </table:table-row>
        <table:table-row table:style-name="ro86">
          <table:table-cell table:style-name="ce106" table:number-columns-repeated="2"/>
          <table:table-cell table:style-name="ce38" office:value-type="string">
            <text:p>Sending feedback “ As a problem without urgent flag”</text:p>
          </table:table-cell>
          <table:table-cell table:style-name="ce106" table:number-columns-repeated="3"/>
          <table:table-cell table:style-name="ce106" office:value-type="string">
            <text:p>Refer Home Page - HP012</text:p>
          </table:table-cell>
          <table:table-cell table:style-name="ce106" table:number-columns-repeated="14"/>
          <table:table-cell table:number-columns-repeated="1003"/>
        </table:table-row>
        <table:table-row table:style-name="ro152">
          <table:table-cell table:style-name="ce106" table:number-columns-repeated="2"/>
          <table:table-cell table:style-name="ce38" office:value-type="string">
            <text:p>Sending feedback “ As a suggestion without urgent flag”</text:p>
          </table:table-cell>
          <table:table-cell table:style-name="ce106" table:number-columns-repeated="3"/>
          <table:table-cell table:style-name="ce106" office:value-type="string">
            <text:p>Refer Home Page - HP013</text:p>
          </table:table-cell>
          <table:table-cell table:style-name="ce106" table:number-columns-repeated="14"/>
          <table:table-cell table:number-columns-repeated="1003"/>
        </table:table-row>
        <table:table-row table:style-name="ro153">
          <table:table-cell table:style-name="ce106" table:number-columns-repeated="2"/>
          <table:table-cell table:style-name="ce38" office:value-type="string">
            <text:p>Sending feedback “ As a question with urgent flag”</text:p>
          </table:table-cell>
          <table:table-cell table:style-name="ce106" table:number-columns-repeated="3"/>
          <table:table-cell table:style-name="ce106" office:value-type="string">
            <text:p>Refer Home Page - HP014</text:p>
          </table:table-cell>
          <table:table-cell table:style-name="ce106" table:number-columns-repeated="14"/>
          <table:table-cell table:number-columns-repeated="1003"/>
        </table:table-row>
        <table:table-row table:style-name="ro154">
          <table:table-cell table:style-name="ce106" table:number-columns-repeated="2"/>
          <table:table-cell table:style-name="ce38" office:value-type="string">
            <text:p>Sending feedback <text:s/>“ As a problem with urgent flag”</text:p>
          </table:table-cell>
          <table:table-cell table:style-name="ce106" table:number-columns-repeated="3"/>
          <table:table-cell table:style-name="ce106" office:value-type="string">
            <text:p>Refer Home Page - HP015</text:p>
          </table:table-cell>
          <table:table-cell table:style-name="ce106" table:number-columns-repeated="14"/>
          <table:table-cell table:number-columns-repeated="1003"/>
        </table:table-row>
        <table:table-row table:style-name="ro19">
          <table:table-cell table:style-name="ce106" table:number-columns-repeated="2"/>
          <table:table-cell table:style-name="ce38" office:value-type="string">
            <text:p>Sending feedback “ As a suggestion with urgent flag”</text:p>
          </table:table-cell>
          <table:table-cell table:style-name="ce106" table:number-columns-repeated="3"/>
          <table:table-cell table:style-name="ce106" office:value-type="string">
            <text:p>Refer Home Page - HP016</text:p>
          </table:table-cell>
          <table:table-cell table:style-name="ce106" table:number-columns-repeated="14"/>
          <table:table-cell table:number-columns-repeated="1003"/>
        </table:table-row>
        <table:table-row table:style-name="ro63">
          <table:table-cell table:style-name="ce147" table:number-columns-repeated="2"/>
          <table:table-cell table:style-name="ce39" office:value-type="string">
            <text:p>Validation / notification require if feedback send to invalid email or email that does not exists]</text:p>
          </table:table-cell>
          <table:table-cell table:style-name="ce147" table:number-columns-repeated="3"/>
          <table:table-cell table:style-name="ce147" office:value-type="string">
            <text:p>Refer Home Page - HP017</text:p>
          </table:table-cell>
          <table:table-cell table:style-name="ce147" table:number-columns-repeated="14"/>
          <table:table-cell table:style-name="ce85" table:number-columns-repeated="1003"/>
        </table:table-row>
        <table:table-row table:style-name="ro95">
          <table:table-cell table:style-name="ce106" table:number-columns-repeated="2"/>
          <table:table-cell table:style-name="ce38" office:value-type="string">
            <text:p>Send Feedback – Cancel Operation</text:p>
          </table:table-cell>
          <table:table-cell table:style-name="ce106" table:number-columns-repeated="3"/>
          <table:table-cell table:style-name="ce106" office:value-type="string">
            <text:p>Refer Home Page - HP018</text:p>
          </table:table-cell>
          <table:table-cell table:style-name="ce106"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0">12/20/2011</text:date>, <text:time>09:53:3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20T09:53:30.59</dc:date>
    <meta:editing-cycles>2993</meta:editing-cycles>
    <meta:editing-duration>PT222H30M35S</meta:editing-duration>
    <dc:creator>kailas arun patil patil</dc:creator>
    <meta:document-statistic meta:table-count="18" meta:cell-count="9610" meta:object-count="0"/>
  </office:meta>
</office:document-meta>
</file>